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color="#808080"/>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text-properties fo:font-size="11pt" fo:font-style="normal" style:font-size-asian="11pt" style:font-style-asian="normal" style:font-size-complex="11pt" style:font-style-complex="normal"/>
    </style:style>
    <style:style style:name="P5" style:family="paragraph" style:parent-style-name="Standard">
      <style:paragraph-properties fo:text-align="start" style:justify-single-word="false"/>
      <style:text-properties fo:font-size="11pt" fo:font-style="normal" style:text-underline-style="solid" style:text-underline-width="auto" style:text-underline-color="font-color" fo:font-weight="bold" style:font-size-asian="9.60000038146973pt" style:font-style-asian="normal" style:font-weight-asian="bold" style:font-size-complex="11pt" style:font-style-complex="normal" style:font-weight-complex="bold"/>
    </style:style>
    <style:style style:name="P6" style:family="paragraph" style:parent-style-name="Standard">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7"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line-height="150%"/>
    </style:style>
    <style:style style:name="P12"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line-height="150%" fo:break-before="pag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text:tab/>The minimum hop path algorithm is quite straightforward. The algorithm is applied in a recursive manner just as we discussed in class. The algorithm starts of with a root node, which is the node that calculates the routing table and with every step it expands with the most suitable candidate from the nodes that are not already included in the tree. In case of minimum hop, this calculation is trivial and doesn't require any intermediate steps. The resultant trees and corresponding routing tables are provided below. Note that, the west coast priority is used for both the destination and source node pairs. </text:p>
      <text:p text:style-name="P11"><text:tab/>The notation used is the tree provided as a list, sorted by the inclusion step of the node. The node given in parentheses after the appended link is the predecessor of it and the following number is the corresponding hop number to reach that node. <text:s text:c="2"/></text:p>
      <text:p text:style-name="P11"/>
      <text:p text:style-name="P12">NODE NY:<text:span text:style-name="T1"> </text:span></text:p>
      <text:p text:style-name="P11">{NY(0),<text:tab/>MI(NY)(1),<text:tab/>PA(NY)(1),<text:tab/>DC(NY)(1),<text:tab/>UT(MI)(2),<text:tab/>TX(DC)(2),<text:tab/>IL(PA)(2),</text:p>
      <text:p text:style-name="P11"><text:s text:c="2"/>GA(PA)(2),<text:tab/>NJ(MI)(2),<text:tab/>CA1(UT)(3),<text:tab/>CA2(TX)(3),<text:tab/>WA(IL)(3),<text:tab/>CO(TX)(3),<text:tab/>NE(IL)(3)}<text:tab/></text:p>
      <text:p text:style-name="P12"/>
      <text:p text:style-name="P12">NODE NJ:<text:span text:style-name="T1"> </text:span></text:p>
      <text:p text:style-name="P11">{NJ(0),<text:tab/>MI(NJ)(1),<text:tab/>PA(NJ)(1),<text:tab/>DC(NJ)(1),<text:tab/>UT(MI)(2),<text:tab/>TX(DC)(2),<text:tab/>IL(PA)(2),</text:p>
      <text:p text:style-name="P11"><text:s text:c="2"/>GA(PA)(2),<text:tab/>NY(MI)(2),<text:tab/>CA1(UT)(3),<text:tab/>CA2(TX)(3),<text:tab/>WA(IL)(3),<text:tab/>CO(TX)(3),<text:tab/>NE(IL)(3)}<text:tab/></text:p>
      <text:p text:style-name="P12"/>
      <text:p text:style-name="P12">NODE DC:<text:span text:style-name="T1"> </text:span></text:p>
      <text:p text:style-name="P11">{DC(0),<text:tab/>TX(DC)(1),<text:tab/>NY(DC)(1),<text:tab/>NJ(DC)(1),<text:tab/>CA2(TX)(2),<text:tab/>CO(TX)(2),<text:tab/>GA(TX)(2),</text:p>
      <text:p text:style-name="P11"><text:s text:c="2"/>MI(NY)(2),<text:tab/>PA(NY)(2),<text:tab/>CA1(CA2)(3),<text:tab/>WA(CA2)(3),<text:tab/>UT(MI)(3),<text:tab/>NE(CO)(3),<text:tab/>IL(PA)(3)}<text:tab/></text:p>
      <text:p text:style-name="P12"/>
      <text:p text:style-name="P12">NODE MI:<text:span text:style-name="T1"> </text:span></text:p>
      <text:p text:style-name="P11">{MI(0),<text:tab/>UT(MI)(1),<text:tab/>NY(MI)(1),<text:tab/>NJ(MI)(1),<text:tab/>CA1(UT)(2),<text:tab/>CO(UT)(2),<text:tab/>PA(NY)(2),</text:p>
      <text:p text:style-name="P11"><text:s text:c="2"/>DC(NY)(2),<text:tab/>CA2(CA1)(3),<text:tab/>WA(CA1)(3),<text:tab/>NE(CO)(3),<text:tab/>TX(DC)(3),<text:tab/>IL(PA)(3),<text:tab/>GA(PA)(3)}<text:tab/></text:p>
      <text:p text:style-name="P11"/>
      <text:p text:style-name="P12">NODE PA:<text:span text:style-name="T1"> </text:span></text:p>
      <text:p text:style-name="P11">{PA(0),<text:tab/>IL(PA)(1),<text:tab/>GA(PA)(1),<text:tab/>NY(PA)(1),<text:tab/>NJ(PA)(1),<text:tab/>WA(IL)(2),<text:tab/>NE(IL)(2),</text:p>
      <text:p text:style-name="P11"><text:s text:c="2"/>TX(GA)(2),<text:tab/>MI(NY)(2),<text:tab/>DC(NY)(2),<text:tab/>CA1(WA)(3),<text:tab/>CA2(WA)(3),<text:tab/>UT(MIC)(3),<text:tab/>CO(NE)(3)}<text:tab/></text:p>
      <text:p text:style-name="P11"/>
      <text:p text:style-name="P11"><text:soft-page-break/><text:span text:style-name="T3">NODE GA:</text:span><text:span text:style-name="T2"> </text:span></text:p>
      <text:p text:style-name="P11">{GA(0),<text:tab/>TX(GA)(1),<text:tab/>PA(GA)(1),<text:tab/>CA2(TX)(2),<text:tab/>CO(TX)(2),<text:tab/>IL(PA)(2),<text:tab/>NY(PA)(2),</text:p>
      <text:p text:style-name="P11"><text:s text:c="2"/>DC(TX)(2),<text:tab/>NJ(PA)(2),<text:tab/>CA1(CA2)(3),<text:tab/>WA(CA2)(3),<text:tab/>UT(CO)(3),<text:tab/>NE(CO)(3),<text:tab/>MI(NY)(3)}<text:tab/></text:p>
      <text:p text:style-name="P12"/>
      <text:p text:style-name="P12">NODE IL:<text:span text:style-name="T1"> </text:span></text:p>
      <text:p text:style-name="P11">{IL(0),<text:tab/><text:tab/>WA(LI)(1),<text:tab/>NE(LI)(1),<text:tab/>PA(LI)(1),<text:tab/>CA1(WA)(2),<text:tab/>CA2(WA)(2),<text:tab/>CO(NE)(2),</text:p>
      <text:p text:style-name="P11"><text:s text:c="2"/>GA(PA)(2),<text:tab/>NY(PA)(2),<text:tab/>NJ(PA)(2),<text:tab/>UT(CA1)(3),<text:tab/>TX(CA2)(3),<text:tab/>MI(NY)(3),<text:tab/>DC(NY)(3)}<text:tab/></text:p>
      <text:p text:style-name="P11"/>
      <text:p text:style-name="P12">NODE NE:<text:span text:style-name="T1"> </text:span></text:p>
      <text:p text:style-name="P11">{NE(0),<text:tab/>CO(NE)(1),<text:tab/>IL(NE)(1),<text:tab/>WA(IL)(2),<text:tab/>UT(CO)(2),<text:tab/>TX(CO)(2),<text:tab/>PA(IL)(2),</text:p>
      <text:p text:style-name="P11"><text:s text:c="2"/>CA1(WA)(3),CA2(WA)(3),<text:tab/>GA(TX)(3),<text:tab/>MI(UT)(3),<text:tab/>NY(PA)(3),<text:tab/>DC(TX)(3),<text:tab/>NJ(PA)(3)}<text:tab/></text:p>
      <text:p text:style-name="P11"/>
      <text:p text:style-name="P12">NODE TX:<text:span text:style-name="T1"> </text:span></text:p>
      <text:p text:style-name="P11">{TX(0),<text:tab/>CA2(TX)(1),<text:tab/>CO(TX)(1),<text:tab/>GA(TX)(1),<text:tab/>DC(TX)(1),<text:tab/>CA1(CA2)(2),<text:tab/>WA(CA2)(2),</text:p>
      <text:p text:style-name="P11"><text:s text:c="2"/>UT(CO)(2),<text:tab/>NE(CO)(2),<text:tab/>PA(GA)(2),<text:tab/>NY(DC)(2),<text:tab/>NJ(DC)(2),<text:tab/>IL(WA)(3),<text:tab/>MI(UT)(3)}<text:tab/></text:p>
      <text:p text:style-name="P11"/>
      <text:p text:style-name="P12">NODE CO:<text:span text:style-name="T1"> </text:span></text:p>
      <text:p text:style-name="P11">{CO(0),<text:tab/>UT(CO)(1),<text:tab/>NE(CO)(1),<text:tab/>TX(CO)(1),<text:tab/>CA1(UT)(2),<text:tab/>CA2(TX)(2),<text:tab/>IL(NE)(2),</text:p>
      <text:p text:style-name="P11"><text:s text:c="2"/>GA(TX)(2),<text:tab/>MI(UT)(2),<text:tab/>DC(TX)(2),<text:tab/>WA(CA1)(3),<text:tab/>PA(IL)(3),<text:tab/>NY(MI)(3),<text:tab/>NJ(DC)(3)}<text:tab/></text:p>
      <text:p text:style-name="P11"/>
      <text:p text:style-name="P12">NODE UT:<text:span text:style-name="T1"> </text:span></text:p>
      <text:p text:style-name="P11">{UT(0),<text:tab/>CA1(UT)(1),<text:tab/>CO(UT)(1),<text:tab/>MI(UT)(1),<text:tab/>CA2(CA1)(2),<text:tab/>WA(CA1)(2),<text:tab/>NE(CO)(2),</text:p>
      <text:p text:style-name="P11"><text:s text:c="2"/>TX(CO)(2),<text:tab/>NY(MI)(2)<text:tab/>NJ(MI)(2),<text:tab/>IL(WA)(3),<text:tab/>GA(TX)(3),<text:tab/>PA(NJ)(3),<text:tab/>DC(TX)(3)}<text:tab/></text:p>
      <text:p text:style-name="P11"/>
      <text:p text:style-name="P12">NODE CA2:<text:span text:style-name="T1"> </text:span></text:p>
      <text:p text:style-name="P11">{CA2(0),<text:tab/>CA1(CA2)(1),<text:tab/>WA(CA1)(1),<text:tab/>TX(CA1)(1),<text:tab/>UT(CA1)(2),<text:tab/>CO(TX)(2),<text:tab/>IL(WA)(2),</text:p>
      <text:p text:style-name="P11"><text:s text:c="2"/>GA(TX)(2),<text:tab/>DC(TX)(2),<text:tab/>NE(CO)(3),<text:tab/>MI(UT)(3),<text:tab/>PA(GA)(3),<text:tab/>NY(DC)(3),<text:tab/>NJ(DC)(3)}<text:tab/></text:p>
      <text:p text:style-name="P11"/>
      <text:p text:style-name="P12">NODE WA:<text:span text:style-name="T1"> </text:span></text:p>
      <text:p text:style-name="P11">{WA(0),<text:tab/>CA1(WA)(1),<text:tab/>CA2(WA)(1),<text:tab/>IL(WA)(1),<text:tab/>UT(CA1)(2),<text:tab/>NE(IL)(2), <text:s/>TX(CA2)(2),</text:p>
      <text:p text:style-name="P11"><text:s text:c="2"/>PA(IL)(2),<text:tab/>GA(TX)(3),<text:tab/>MI(UT)(3),<text:tab/>CO(UT)(3),<text:tab/>NY(PA)(3),<text:tab/>DC(TX)(3),<text:tab/>NJ(PA)(3)}<text:tab/></text:p>
      <text:p text:style-name="P12"><text:soft-page-break/>NODE CA1:<text:span text:style-name="T1"> </text:span></text:p>
      <text:p text:style-name="P11">{CA1(0),<text:tab/>CA2(CA1)(1),<text:tab/>WA(CA1)(1),<text:tab/>UT(CA1)(1),<text:tab/>CO(UT)(2),<text:tab/>TX(CA2)(2),<text:tab/>IL(WA)(2),</text:p>
      <text:p text:style-name="P11"><text:s text:c="2"/>MI(UT)(2),<text:tab/>NE(CO)(3),<text:tab/>GA(TX)(3),<text:tab/>PA(IL)(3),<text:tab/>NY(MI)(3),<text:tab/>DC(TX)(3),<text:tab/>NJ(MI)(3)}<text:tab/><text:tab/> <text:tab/></text:p>
      <text:p text:style-name="P13">b)<text:tab/>In this part, we are asked to apply Dijkstra's Shortest Path Algorithm to the given network topology. Since, all links have the same capacity, the shortest path delay is analogous to the node distances. The intermediate steps and resultant routing tables are provided below. Note that the notation being used here, is taken from the lecture notes we used in class; where M is the set of elements in the tree so far, m is the cost of corresponding node in terms of length (km), i0 is the source and j0 is the destination of the pair.</text:p>
      <text:p text:style-name="Standard"/>
      <text:p text:style-name="P3">NODE CA1:</text:p>
      <text:p text:style-name="P2">init: <text:s text:c="5"/>M = {CA1} </text:p>
      <text:p text:style-name="P2"/>
      <text:p text:style-name="P2">step 1:<text:tab/>i1 = CA1 <text:tab/><text:tab/><text:tab/><text:tab/><text:tab/>step 2: <text:s/>i0 = CA1 </text:p>
      <text:p text:style-name="P2"><text:s text:c="13"/>j1 = CA2 <text:tab/><text:tab/><text:tab/><text:tab/><text:tab/> <text:s text:c="12"/>j0 = UT </text:p>
      <text:p text:style-name="P2"><text:s text:c="13"/>m(CA2) = 834 <text:tab/><text:tab/><text:tab/><text:tab/><text:tab/> <text:s text:c="12"/>m(UT) = 1152 </text:p>
      <text:p text:style-name="P2"><text:s text:c="13"/>M = {CA1, CA2} <text:tab/><text:tab/><text:tab/><text:tab/> <text:s text:c="12"/>M = {CA1, CA2, UT} </text:p>
      <text:p text:style-name="P2"/>
      <text:p text:style-name="P2">step 3: <text:s/>0 = CA1 <text:tab/><text:tab/><text:tab/><text:tab/><text:tab/>step 4: <text:s/>i0 = UT</text:p>
      <text:p text:style-name="P2"><text:s text:c="13"/>j0 = WA <text:tab/><text:tab/><text:tab/><text:tab/><text:tab/> <text:s text:c="12"/>j0 = CO </text:p>
      <text:p text:style-name="P2"><text:s text:c="13"/>m(WA) = 1338 <text:tab/><text:tab/><text:tab/><text:tab/><text:tab/> <text:s text:c="12"/>m(CO) = 1836 </text:p>
      <text:p text:style-name="P2"><text:s text:c="13"/>M = {CA1, CA2, UT, WA} <text:tab/><text:tab/><text:tab/> <text:s text:c="12"/>M = {CA1, CA2, UT, WA, CO}</text:p>
      <text:p text:style-name="P2"/>
      <text:p text:style-name="P2">step 5: <text:s/>i0 = CO<text:tab/><text:tab/><text:tab/><text:tab/><text:tab/><text:tab/>step 6: <text:s/>i0 = NE</text:p>
      <text:p text:style-name="P2"><text:s text:c="13"/>j0 = NE <text:tab/><text:tab/><text:tab/><text:tab/><text:tab/><text:tab/>j0 = IL</text:p>
      <text:p text:style-name="P2"><text:s text:c="13"/>m(NE) = 2706 <text:tab/><text:tab/><text:tab/><text:tab/><text:tab/> <text:s text:c="12"/>m(IL) = 3270 </text:p>
      <text:p text:style-name="P2"><text:s text:c="13"/>M = {CA1, CA2, UT, WA, CO, NE}<text:tab/><text:tab/> <text:s text:c="12"/>M = {CA1, CA2, UT, WA, CO, NE, IL}</text:p>
      <text:p text:style-name="P2"/>
      <text:p text:style-name="P2">step 7: <text:s/>i0 = CA2<text:tab/><text:tab/><text:tab/><text:tab/><text:tab/>step 8: <text:s/>i0 = UT</text:p>
      <text:p text:style-name="P2"><text:s text:c="13"/>j0 = TX<text:tab/><text:tab/><text:tab/><text:tab/><text:tab/><text:tab/> <text:s text:c="12"/>j0 = MI</text:p>
      <text:p text:style-name="P2"><text:s text:c="13"/>m(TX) = 3354 <text:tab/><text:tab/><text:tab/><text:tab/><text:tab/> <text:s text:c="12"/>m(MI) = 3972 </text:p>
      <text:p text:style-name="P2"><text:s text:c="13"/>M = {CA1, CA2, UT, WA, CO, NE, IL, TX}<text:tab/> <text:s text:c="12"/>M = {CA1, CA2, UT, WA, CO, NE, IL, TX, <text:tab/><text:tab/><text:tab/><text:tab/><text:tab/><text:tab/><text:tab/><text:tab/><text:tab/> <text:s text:c="10"/>MI}</text:p>
      <text:p text:style-name="P2"/>
      <text:p text:style-name="P2">step 9: <text:s/>i0 = IL<text:tab/><text:tab/><text:tab/><text:tab/><text:tab/><text:tab/>step 10: i0 = PA</text:p>
      <text:p text:style-name="P2"><text:s text:c="13"/>j0 = PA<text:tab/><text:tab/><text:tab/><text:tab/><text:tab/><text:tab/> <text:s text:c="13"/>j0 = NY</text:p>
      <text:p text:style-name="P2"><text:s text:c="13"/>m(PA) = 4116 <text:tab/><text:tab/><text:tab/><text:tab/><text:tab/> <text:s text:c="13"/>m(NY) = 4554</text:p>
      <text:p text:style-name="P2"><text:s text:c="13"/>M = {CA1, CA2, UT, WA, CO, NE, IL, TX,<text:tab/><text:tab/> M = {CA1, CA2, UT, WA, CO, NE, IL, TX,</text:p>
      <text:p text:style-name="P2"><text:tab/> <text:s text:c="9"/>MI, PA}<text:tab/><text:tab/><text:tab/><text:tab/><text:tab/><text:tab/> <text:s text:c="10"/>MI, PA, NY}</text:p>
      <text:p text:style-name="P2"/>
      <text:p text:style-name="P2">step 11: i0 = PA<text:tab/><text:tab/><text:tab/><text:tab/><text:tab/><text:tab/>step 12: i0 = TX</text:p>
      <text:p text:style-name="P2"><text:s text:c="14"/>j0 = NJ<text:tab/><text:tab/><text:tab/><text:tab/><text:tab/> <text:s text:c="13"/>j0 = GA</text:p>
      <text:p text:style-name="P2"><text:s text:c="14"/>m(NJ) = 4656 <text:tab/><text:tab/><text:tab/><text:tab/><text:tab/> <text:s text:c="13"/>m(GA) = 4704 </text:p>
      <text:p text:style-name="P2"><text:s text:c="14"/>M = {CA1, CA2, UT, WA, CO, NE, IL, TX,<text:tab/> <text:s text:c="13"/>M = {CA1, CA2, UT, WA, CO, NE, IL, TX,</text:p>
      <text:p text:style-name="P2"><text:tab/> <text:s text:c="10"/>MI, PA, NY, NJ}<text:tab/><text:tab/><text:tab/><text:tab/><text:tab/> <text:s text:c="10"/>MI, PA, NY, NJ, GA}</text:p>
      <text:p text:style-name="P2"/>
      <text:p text:style-name="P2"/>
      <text:p text:style-name="P2"/>
      <text:p text:style-name="P2"/>
      <text:p text:style-name="P2"><text:soft-page-break/>step 13: i0 = NJ</text:p>
      <text:p text:style-name="P2"><text:s text:c="14"/>j0 = DC</text:p>
      <text:p text:style-name="P2"><text:s text:c="14"/>m(DC) = 4968 </text:p>
      <text:p text:style-name="P2"><text:s text:c="14"/>M = {CA1, CA2, UT, WA, CO, NE, IL, TX,</text:p>
      <text:p text:style-name="P2"><text:tab/> <text:s text:c="10"/>MI, PA, NY, NJ, GA, DC}</text:p>
      <text:p text:style-name="P2"/>
      <text:p text:style-name="P5">NODE CA2:</text:p>
      <text:p text:style-name="P2">init: <text:s text:c="5"/>M = {CA2} </text:p>
      <text:p text:style-name="P2"/>
      <text:p text:style-name="P2">step 1:<text:tab/>i0 = CA2<text:tab/><text:tab/><text:tab/><text:tab/><text:tab/>step 2: <text:s/>i0 = CA1</text:p>
      <text:p text:style-name="P2"><text:s text:c="13"/>j0 = CA1<text:tab/><text:tab/><text:tab/><text:tab/><text:tab/> <text:s text:c="12"/>j0 = UT </text:p>
      <text:p text:style-name="P2"><text:s text:c="13"/>m(CA1) = 834 <text:tab/><text:tab/><text:tab/><text:tab/><text:tab/> <text:s text:c="12"/>m(UT) = 1986</text:p>
      <text:p text:style-name="P2"><text:s text:c="13"/>M = {CA2, CA1} <text:tab/><text:tab/><text:tab/><text:tab/> <text:s text:c="12"/>M = {CA2, CA1, UT} </text:p>
      <text:p text:style-name="P2"/>
      <text:p text:style-name="P2">step 3: <text:s/>i0 = CA2<text:tab/><text:tab/><text:tab/><text:tab/><text:tab/>step 4: <text:s/>i0 = CA2</text:p>
      <text:p text:style-name="P2"><text:s text:c="13"/>j0 = WA <text:tab/><text:tab/><text:tab/><text:tab/><text:tab/> <text:s text:c="12"/>j0 = TX</text:p>
      <text:p text:style-name="P2"><text:s text:c="13"/>m(WA) = 2056 <text:tab/><text:tab/><text:tab/><text:tab/><text:tab/> <text:s text:c="12"/>m(TX) = 2520</text:p>
      <text:p text:style-name="P2"><text:s text:c="13"/>M = {CA2, CA1, UT, WA} <text:tab/><text:tab/><text:tab/> <text:s text:c="12"/>M = {CA2, CA1, UT, WA, TX}</text:p>
      <text:p text:style-name="P2"/>
      <text:p text:style-name="P2">step 5: <text:s/>i0 = UT<text:tab/><text:tab/><text:tab/><text:tab/><text:tab/><text:tab/>step 6: <text:s/>i0 = CO</text:p>
      <text:p text:style-name="P2"><text:s text:c="13"/>j0 = CO<text:tab/><text:tab/><text:tab/><text:tab/><text:tab/> <text:s text:c="12"/>j0 = NE</text:p>
      <text:p text:style-name="P2"><text:s text:c="13"/>m(CO) = 2640 <text:tab/><text:tab/><text:tab/><text:tab/><text:tab/> <text:s text:c="12"/>m(NE) = 3510 </text:p>
      <text:p text:style-name="P2"><text:s text:c="13"/>M = {CA2, CA1, UT, WA, TX, CO}<text:tab/><text:tab/> <text:s text:c="12"/>M = {CA2, CA1, UT, WA, TX, CO, NE}</text:p>
      <text:p text:style-name="P2"/>
      <text:p text:style-name="P2">step 7: <text:s/>i0 = TX<text:tab/><text:tab/><text:tab/><text:tab/><text:tab/><text:tab/>step 8: <text:s/>i0 = NE</text:p>
      <text:p text:style-name="P2"><text:s text:c="13"/>j0 = GA<text:tab/><text:tab/><text:tab/><text:tab/><text:tab/> <text:s text:c="12"/>j0 = IL</text:p>
      <text:p text:style-name="P2"><text:s text:c="13"/>m(GA) = 3870 <text:tab/><text:tab/><text:tab/><text:tab/><text:tab/> <text:s text:c="12"/>m(IL) = 4074 </text:p>
      <text:p text:style-name="P2"><text:s text:c="13"/>M = {CA2, CA1, UT, WA, TX, CO, NE, GA}<text:tab/> <text:s text:c="12"/>M = {CA2, CA1, UT, WA, TX, CO, NE, GA,<text:tab/><text:tab/><text:tab/><text:tab/><text:tab/><text:tab/><text:tab/><text:tab/><text:tab/> <text:s text:c="9"/>IL}</text:p>
      <text:p text:style-name="P2"/>
      <text:p text:style-name="P2">step 9: <text:s/>i0 = UT<text:tab/><text:tab/><text:tab/><text:tab/><text:tab/><text:tab/>step 10: i0 = TX</text:p>
      <text:p text:style-name="P2"><text:s text:c="13"/>j0 = MI<text:tab/><text:tab/><text:tab/><text:tab/><text:tab/><text:tab/> <text:s text:c="13"/>j0 = DC</text:p>
      <text:p text:style-name="P2"><text:s text:c="13"/>m(MI) = 4806 <text:tab/><text:tab/><text:tab/><text:tab/><text:tab/> <text:s text:c="13"/>m(DC) = 4884</text:p>
      <text:p text:style-name="P2"><text:s text:c="13"/>M = {CA2, CA1, UT, WA, TX, CO, NE, GA,<text:tab/><text:tab/> M = {CA2, CA1, UT, WA, TX, CO, NE, GA,</text:p>
      <text:p text:style-name="P2"><text:tab/> <text:s text:c="9"/>IL, MI}<text:tab/><text:tab/><text:tab/><text:tab/><text:tab/><text:tab/> <text:s text:c="10"/>IL, MI, DC}</text:p>
      <text:p text:style-name="P2"/>
      <text:p text:style-name="P2">step 11: i0 = IL<text:tab/><text:tab/><text:tab/><text:tab/><text:tab/><text:tab/>step 12: i0 = DC</text:p>
      <text:p text:style-name="P2"><text:s text:c="14"/>j0 = PA<text:tab/><text:tab/><text:tab/><text:tab/><text:tab/> <text:s text:c="13"/>j0 = NJ</text:p>
      <text:p text:style-name="P2"><text:s text:c="14"/>m(PA) = 4920 <text:tab/><text:tab/><text:tab/><text:tab/><text:tab/> <text:s text:c="13"/>m(NJ) = 5196</text:p>
      <text:p text:style-name="P2"><text:s text:c="14"/>M = {CA2, CA1, UT, WA, TX, CO, NE, GA,<text:tab/> <text:s text:c="13"/>M = {CA2, CA1, UT, WA, TX, CO, NE, GA,</text:p>
      <text:p text:style-name="P2"><text:tab/> <text:s text:c="10"/>IL, MI, DC, PA}<text:tab/><text:tab/><text:tab/><text:tab/><text:tab/> <text:s text:c="11"/>IL, MI, DC, PA, NJ}</text:p>
      <text:p text:style-name="P2"/>
      <text:p text:style-name="P2">step 13: i0 = PA</text:p>
      <text:p text:style-name="P2"><text:s text:c="14"/>j0 = NY</text:p>
      <text:p text:style-name="P2"><text:s text:c="14"/>m(NY) = 5355 </text:p>
      <text:p text:style-name="P2"><text:s text:c="14"/>M = {CA2, CA1, UT, WA, TX, CO, NE, GA,</text:p>
      <text:p text:style-name="P2"><text:tab/> <text:s text:c="10"/>IL, MI, DC, PA, NJ, NY}</text:p>
      <text:p text:style-name="P6"/>
      <text:p text:style-name="P6"/>
      <text:p text:style-name="P6"/>
      <text:p text:style-name="P6"><text:soft-page-break/>NODE WA:</text:p>
      <text:p text:style-name="P2">init: <text:s text:c="5"/>M = {WA} </text:p>
      <text:p text:style-name="P2"/>
      <text:p text:style-name="P2">step 1:<text:tab/>i0 = WA<text:tab/><text:tab/><text:tab/><text:tab/><text:tab/>step 2: <text:s/>i0 = WA</text:p>
      <text:p text:style-name="P2"><text:s text:c="13"/>j0 = CA1<text:tab/><text:tab/><text:tab/><text:tab/><text:tab/> <text:s text:c="12"/>j0 = CA2</text:p>
      <text:p text:style-name="P2"><text:s text:c="13"/>m(CA1) = 1338 <text:tab/><text:tab/><text:tab/><text:tab/><text:tab/>m(CA2) = 2056</text:p>
      <text:p text:style-name="P2"><text:s text:c="13"/>M = {WA, CA1} <text:tab/><text:tab/><text:tab/><text:tab/> <text:s text:c="12"/>M = {WA, CA1, CA2} </text:p>
      <text:p text:style-name="P2"/>
      <text:p text:style-name="P2">step 3: <text:s/>i0 = CA1<text:tab/><text:tab/><text:tab/><text:tab/><text:tab/>step 4: <text:s/>i0 = UT</text:p>
      <text:p text:style-name="P2"><text:s text:c="13"/>j0 = UT<text:tab/><text:tab/><text:tab/><text:tab/><text:tab/><text:tab/> <text:s text:c="12"/>j0 = CO</text:p>
      <text:p text:style-name="P2"><text:s text:c="13"/>m(UT) = 2490 <text:tab/><text:tab/><text:tab/><text:tab/><text:tab/> <text:s text:c="12"/>m(CO) = 3144</text:p>
      <text:p text:style-name="P2"><text:s text:c="13"/>M = {WA, CA1, CA2, UT} <text:tab/><text:tab/><text:tab/> <text:s text:c="12"/>M = {WA, CA1, CA2, UT, CO}</text:p>
      <text:p text:style-name="P2"/>
      <text:p text:style-name="P2">step 5: <text:s/>i0 = WA<text:tab/><text:tab/><text:tab/><text:tab/><text:tab/>step 6: <text:s/>i0 = IL</text:p>
      <text:p text:style-name="P2"><text:s text:c="13"/>j0 = IL<text:tab/><text:tab/><text:tab/><text:tab/><text:tab/><text:tab/> <text:s text:c="12"/>j0 = NE</text:p>
      <text:p text:style-name="P2"><text:s text:c="13"/>m(IL) = 3408 <text:tab/><text:tab/><text:tab/><text:tab/><text:tab/> <text:s text:c="12"/>m(NE) = 3972</text:p>
      <text:p text:style-name="P2"><text:s text:c="13"/>M = {WA, CA1, CA2, UT, CO, IL}<text:tab/><text:tab/> <text:s text:c="12"/>M = {WA, CA1, CA2, UT, CO, IL, NE}</text:p>
      <text:p text:style-name="P2"/>
      <text:p text:style-name="P2">step 7: <text:s/>i0 = IL<text:tab/><text:tab/><text:tab/><text:tab/><text:tab/><text:tab/>step 8: <text:s/>i0 = CA2</text:p>
      <text:p text:style-name="P2"><text:s text:c="13"/>j0 = PA<text:tab/><text:tab/><text:tab/><text:tab/><text:tab/><text:tab/> <text:s text:c="12"/>j0 = TX</text:p>
      <text:p text:style-name="P2"><text:s text:c="13"/>m(PA) = 4254 <text:tab/><text:tab/><text:tab/><text:tab/><text:tab/> <text:s text:c="12"/>m(TX) = 4576 </text:p>
      <text:p text:style-name="P2"><text:s text:c="13"/>M = {WA, CA1, CA2, UT, CO, IL, NE, PA}<text:tab/> <text:s text:c="12"/>M = {WA, CA1, CA2, UT, CO, IL, NE, PA,<text:tab/><text:tab/><text:tab/><text:tab/><text:tab/><text:tab/><text:tab/><text:tab/><text:tab/> <text:s text:c="9"/>TX}</text:p>
      <text:p text:style-name="P2"/>
      <text:p text:style-name="P2">step 9: <text:s/>i0 = PA<text:tab/><text:tab/><text:tab/><text:tab/><text:tab/><text:tab/>step 10: i0 = PA</text:p>
      <text:p text:style-name="P2"><text:s text:c="13"/>j0 = NY<text:tab/><text:tab/><text:tab/><text:tab/><text:tab/> <text:s text:c="13"/>j0 = NJ</text:p>
      <text:p text:style-name="P2"><text:s text:c="13"/>m(NY) = 4689<text:tab/><text:tab/><text:tab/><text:tab/><text:tab/> <text:s text:c="13"/>m(NJ) = 4794</text:p>
      <text:p text:style-name="P2"><text:s text:c="13"/>M = {WA, CA1, CA2, UT, CO, IL, NE, PA,<text:tab/><text:tab/> M = {WA, CA1, CA2, UT, CO, IL, NE, PA,</text:p>
      <text:p text:style-name="P2"><text:tab/> <text:s text:c="9"/>TX, NY}<text:tab/><text:tab/><text:tab/><text:tab/><text:tab/><text:tab/> <text:s text:c="10"/>TX, NY, NJ}</text:p>
      <text:p text:style-name="P2"/>
      <text:p text:style-name="P2">step 11: i0 = UT<text:tab/><text:tab/><text:tab/><text:tab/><text:tab/>step 12: i0 = NJ</text:p>
      <text:p text:style-name="P2"><text:s text:c="14"/>j0 = MI<text:tab/><text:tab/><text:tab/><text:tab/><text:tab/> <text:s text:c="13"/>j0 = DC</text:p>
      <text:p text:style-name="P2"><text:s text:c="14"/>m(MI) = 4970 <text:tab/><text:tab/><text:tab/><text:tab/><text:tab/> <text:s text:c="13"/>m(DC) = 5001</text:p>
      <text:p text:style-name="P2"><text:s text:c="14"/>M = {WA, CA1, CA2, UT, CO, IL, NE, PA,<text:tab/> <text:s text:c="13"/>M = {WA, CA1, CA2, UT, CO, IL, NE, PA,</text:p>
      <text:p text:style-name="P2"><text:tab/> <text:s text:c="10"/>TX, NY, NJ, MI}<text:tab/><text:tab/><text:tab/><text:tab/><text:tab/> <text:s text:c="11"/>TX, NY, NJ, MI, DC}</text:p>
      <text:p text:style-name="P2"/>
      <text:p text:style-name="P2">step 13: i0 = PA</text:p>
      <text:p text:style-name="P2"><text:s text:c="14"/>j0 = GA</text:p>
      <text:p text:style-name="P2"><text:s text:c="14"/>m(GA) = 5262</text:p>
      <text:p text:style-name="P2"><text:s text:c="14"/>M = {WA, CA1, CA2, UT, CO, IL, NE, PA,</text:p>
      <text:p text:style-name="P4"><text:tab/> <text:s text:c="10"/>TX, NY, NJ, MI, DC, GA}</text:p>
      <text:p text:style-name="P4"/>
      <text:p text:style-name="P6">NODE UT:</text:p>
      <text:p text:style-name="P2">init: <text:s text:c="5"/>M = {UT} </text:p>
      <text:p text:style-name="P2"/>
      <text:p text:style-name="P2">step 1:<text:tab/>i0 = UT<text:tab/><text:tab/><text:tab/><text:tab/><text:tab/><text:tab/>step 2: <text:s/>i0 = UT</text:p>
      <text:p text:style-name="P2"><text:s text:c="13"/>j0 = CO<text:tab/><text:tab/><text:tab/><text:tab/><text:tab/> <text:s text:c="12"/>j0 = CA1</text:p>
      <text:p text:style-name="P2"><text:s text:c="13"/>m(CO) = 684 <text:tab/><text:tab/><text:tab/><text:tab/><text:tab/> <text:s text:c="12"/>m(CA1) = 1152</text:p>
      <text:p text:style-name="P2"><text:s text:c="13"/>M = {UT, CO}<text:tab/> <text:tab/><text:tab/><text:tab/><text:tab/> <text:s text:c="12"/>M = {UT, CO, CA1} </text:p>
      <text:p text:style-name="P2"/>
      <text:p text:style-name="P2"><text:soft-page-break/>step 3: <text:s/>i0 = CO<text:tab/><text:tab/><text:tab/><text:tab/><text:tab/><text:tab/>step 4: <text:s/>i0 = CA1</text:p>
      <text:p text:style-name="P2"><text:s text:c="13"/>j0 = NE<text:tab/><text:tab/><text:tab/><text:tab/><text:tab/><text:tab/> <text:s text:c="12"/>j0 = CA2</text:p>
      <text:p text:style-name="P2"><text:s text:c="13"/>m(NE) = 1554 <text:tab/><text:tab/><text:tab/><text:tab/><text:tab/> <text:s text:c="12"/>m(CA2) = 1986</text:p>
      <text:p text:style-name="P2"><text:s text:c="13"/>M = {UT, CO, CA1, NE} <text:tab/><text:tab/><text:tab/> <text:s text:c="12"/>M = {UT, CO, CA1, NE, CA2}</text:p>
      <text:p text:style-name="P2"/>
      <text:p text:style-name="P2">step 5: <text:s/>i0 = NE<text:tab/><text:tab/><text:tab/><text:tab/><text:tab/><text:tab/>step 6: <text:s/>i0 = CO</text:p>
      <text:p text:style-name="P2"><text:s text:c="13"/>j0 = IL<text:tab/><text:tab/><text:tab/><text:tab/><text:tab/><text:tab/> <text:s text:c="12"/>j0 = TX</text:p>
      <text:p text:style-name="P2"><text:s text:c="13"/>m(IL) = 2418 <text:tab/><text:tab/><text:tab/><text:tab/><text:tab/> <text:s text:c="12"/>m(TX) = 2430</text:p>
      <text:p text:style-name="P2"><text:s text:c="13"/>M = {UT, CO, CA1, NE, CA2, IL}<text:tab/><text:tab/> <text:s text:c="12"/>M = {UT, CO, CA1, NE, CA2, IL, TX}</text:p>
      <text:p text:style-name="P2"/>
      <text:p text:style-name="P2">step 7: <text:s/>i0 = CA1<text:tab/><text:tab/><text:tab/><text:tab/><text:tab/>step 8: <text:s/>i0 = UT</text:p>
      <text:p text:style-name="P2"><text:s text:c="13"/>j0 = WA<text:tab/><text:tab/><text:tab/><text:tab/><text:tab/> <text:s text:c="12"/>j0 = MI</text:p>
      <text:p text:style-name="P2"><text:s text:c="13"/>m(WA) = 2490 <text:tab/><text:tab/><text:tab/><text:tab/><text:tab/> <text:s text:c="12"/>m(MI) = 2820 </text:p>
      <text:p text:style-name="P2"><text:s text:c="13"/>M = {UT, CO, CA1, NE, CA2, IL, TX, WA}<text:tab/> <text:s text:c="12"/>M = {UT, CO, CA1, NE, CA2, IL, TX, WA,<text:tab/><text:tab/><text:tab/><text:tab/><text:tab/><text:tab/><text:tab/><text:tab/><text:tab/> <text:s text:c="9"/>MI}</text:p>
      <text:p text:style-name="P2"/>
      <text:p text:style-name="P2">step 9: <text:s/>i0 = IL<text:tab/><text:tab/><text:tab/><text:tab/><text:tab/><text:tab/>step 10: i0 = PA</text:p>
      <text:p text:style-name="P2"><text:s text:c="13"/>j0 = PA<text:tab/><text:tab/><text:tab/><text:tab/><text:tab/> <text:s text:c="11"/><text:tab/><text:tab/> j0 = NY</text:p>
      <text:p text:style-name="P2"><text:s text:c="13"/>m(PA) = 3264<text:tab/><text:tab/><text:tab/><text:tab/><text:tab/> <text:s text:c="13"/>m(NY) = 3540</text:p>
      <text:p text:style-name="P2"><text:s text:c="13"/>M = {UT, CO, CA1, NE, CA2, IL, TX, WA,<text:tab/><text:tab/> M = {UT, CO, CA1, NE, CA2, IL, TX, WA,</text:p>
      <text:p text:style-name="P2"><text:tab/> <text:s text:c="9"/>MI, PA}<text:tab/><text:tab/><text:tab/><text:tab/><text:tab/><text:tab/> <text:s text:c="10"/>MI, PA, NY}</text:p>
      <text:p text:style-name="P2"/>
      <text:p text:style-name="P2">step 11: i0 = MI<text:tab/><text:tab/><text:tab/><text:tab/><text:tab/><text:tab/>step 12: i0 = TX</text:p>
      <text:p text:style-name="P2"><text:s text:c="13"/>j0 = NJ<text:tab/><text:tab/><text:tab/><text:tab/><text:tab/><text:tab/> <text:s text:c="13"/>j0 = GA</text:p>
      <text:p text:style-name="P2"><text:s text:c="13"/>m(NJ) = 3720 <text:tab/><text:tab/><text:tab/><text:tab/><text:tab/> <text:s text:c="13"/>m(GA) = 3780</text:p>
      <text:p text:style-name="P2"><text:s text:c="13"/>M = {UT, CO, CA1, NE, CA2, IL, TX, WA,<text:tab/> <text:s text:c="13"/>M = {UT, CO, CA1, NE, CA2, IL, TX, WA,</text:p>
      <text:p text:style-name="P2"><text:tab/> <text:s text:c="9"/>PA, NY, NJ}<text:tab/><text:tab/><text:tab/><text:tab/><text:tab/> <text:s text:c="10"/>PA, NY, NJ, GA}</text:p>
      <text:p text:style-name="P2"/>
      <text:p text:style-name="P2">step 13: i0 = NY</text:p>
      <text:p text:style-name="P2"><text:s text:c="14"/>j0 = DC</text:p>
      <text:p text:style-name="P2"><text:s text:c="14"/>m(DC) = 4008</text:p>
      <text:p text:style-name="P2"><text:s text:c="14"/>M = {UT, CO, CA1, NE, CA2, IL, TX, WA,</text:p>
      <text:p text:style-name="P4"><text:tab/> <text:s text:c="10"/>PA, NY, NJ, GA, DC}</text:p>
      <text:p text:style-name="P4"/>
      <text:p text:style-name="P6">NODE CO:</text:p>
      <text:p text:style-name="P2">init: <text:s text:c="5"/>M = {CO} </text:p>
      <text:p text:style-name="P2"/>
      <text:p text:style-name="P2">step 1:<text:tab/>i0 = CO<text:tab/><text:tab/><text:tab/><text:tab/><text:tab/>step 2: <text:s/>i0 = CO</text:p>
      <text:p text:style-name="P2"><text:s text:c="13"/>j0 = UT<text:tab/><text:tab/><text:tab/><text:tab/><text:tab/> <text:s text:c="11"/><text:tab/><text:tab/> j0 = NE</text:p>
      <text:p text:style-name="P2"><text:s text:c="13"/>m(UT) = 684 <text:tab/><text:tab/><text:tab/><text:tab/><text:tab/> <text:s text:c="12"/>m(NE) = 870</text:p>
      <text:p text:style-name="P2"><text:s text:c="13"/>M = {CO, UT}<text:tab/> <text:tab/><text:tab/><text:tab/><text:tab/> <text:s text:c="12"/>M = {CO, UT, NE} </text:p>
      <text:p text:style-name="P2"/>
      <text:p text:style-name="P2">step 3: <text:s/>i0 = NE<text:tab/><text:tab/><text:tab/><text:tab/><text:tab/><text:tab/>step 4: <text:s/>i0 = CO</text:p>
      <text:p text:style-name="P2"><text:s text:c="13"/>j0 = IL<text:tab/><text:tab/><text:tab/><text:tab/><text:tab/><text:tab/> <text:s text:c="12"/>j0 = TX</text:p>
      <text:p text:style-name="P2"><text:s text:c="13"/>m(IL) = 1734 <text:tab/><text:tab/><text:tab/><text:tab/><text:tab/> <text:s text:c="12"/>m(TX) = 1746</text:p>
      <text:p text:style-name="P2"><text:s text:c="13"/>M = {CO, UT, NE, IL} <text:tab/><text:tab/><text:tab/> <text:s text:c="11"/><text:tab/><text:tab/>M = {CO, UT, NE, IL, TX}</text:p>
      <text:p text:style-name="P2"/>
      <text:p text:style-name="P2"/>
      <text:p text:style-name="P2"/>
      <text:p text:style-name="P2"/>
      <text:p text:style-name="P2"><text:soft-page-break/>step 5: <text:s/>i0 = UT<text:tab/><text:tab/><text:tab/><text:tab/><text:tab/><text:tab/>step 6: <text:s/>i0 = IL</text:p>
      <text:p text:style-name="P2"><text:s text:c="13"/>j0 = CA1<text:tab/><text:tab/><text:tab/><text:tab/><text:tab/> <text:s text:c="12"/>j0 = PA</text:p>
      <text:p text:style-name="P2"><text:s text:c="13"/>m(CA1) = 1836 <text:tab/><text:tab/><text:tab/><text:tab/><text:tab/>m(PA) = 2580</text:p>
      <text:p text:style-name="P2"><text:s text:c="13"/>M = {CO, UT, NE, IL, TX, CA1}<text:tab/><text:tab/> <text:s text:c="12"/>M = {CO, UT, NE, IL, TX, CA1, PA}</text:p>
      <text:p text:style-name="P2"/>
      <text:p text:style-name="P2">step 7: <text:s/>i0 = CA1<text:tab/><text:tab/><text:tab/><text:tab/><text:tab/>step 8: <text:s/>i0 = PA</text:p>
      <text:p text:style-name="P2"><text:s text:c="13"/>j0 = CA2<text:tab/><text:tab/><text:tab/><text:tab/><text:tab/> <text:s text:c="12"/>j0 = NY</text:p>
      <text:p text:style-name="P2"><text:s text:c="13"/>m(CA2) = 2670 <text:tab/><text:tab/><text:tab/><text:tab/><text:tab/>m(NY) = 3015 </text:p>
      <text:p text:style-name="P2"><text:s text:c="13"/>M = {CO, UT, NE, IL, TX, CA1, PA, CA2}<text:tab/> <text:s text:c="12"/>M = {CO, UT, NE, IL, TX, CA1, PA, CA2,<text:tab/><text:tab/><text:tab/><text:tab/><text:tab/><text:tab/><text:tab/><text:tab/><text:tab/> <text:s text:c="9"/>NY}</text:p>
      <text:p text:style-name="P2"/>
      <text:p text:style-name="P2">step 9: <text:s/>i0 = TX<text:tab/><text:tab/><text:tab/><text:tab/><text:tab/><text:tab/>step 10: i0 = PA</text:p>
      <text:p text:style-name="P2"><text:s text:c="13"/>j0 = GA<text:tab/><text:tab/><text:tab/><text:tab/> <text:s text:c="11"/><text:tab/><text:tab/> j0 = NJ</text:p>
      <text:p text:style-name="P2"><text:s text:c="13"/>m(GA) = 3096<text:tab/><text:tab/><text:tab/><text:tab/><text:tab/> <text:s text:c="12"/>m(NJ) = 3120</text:p>
      <text:p text:style-name="P2"><text:s text:c="13"/>M = {CO, UT, NE, IL, TX, CA1, PA, CA2,<text:tab/><text:tab/>M = {CO, UT, NE, IL, TX, CA1, PA, CA2,</text:p>
      <text:p text:style-name="P2"><text:tab/> <text:s text:c="9"/>NY, GA}<text:tab/><text:tab/><text:tab/><text:tab/><text:tab/><text:tab/> <text:s text:c="9"/>NY, GA, NJ}</text:p>
      <text:p text:style-name="P2"/>
      <text:p text:style-name="P2">step 11: i0 = CA1<text:tab/><text:tab/><text:tab/><text:tab/><text:tab/>step 12: i0 = NY</text:p>
      <text:p text:style-name="P2"><text:s text:c="13"/>j0 = WA<text:tab/><text:tab/><text:tab/><text:tab/><text:tab/> <text:s text:c="13"/>j0 = DC</text:p>
      <text:p text:style-name="P2"><text:s text:c="13"/>m(WA) = 3174 <text:tab/><text:tab/><text:tab/><text:tab/><text:tab/> <text:s text:c="13"/>m(DC) = 3483</text:p>
      <text:p text:style-name="P2"><text:s text:c="13"/>M = {CO, UT, NE, IL, TX, CA1, PA, CA2,<text:tab/> <text:s text:c="13"/>M = {CO, UT, NE, IL, TX, CA1, PA, CA2,</text:p>
      <text:p text:style-name="P2"><text:tab/> <text:s text:c="9"/>NY, GA, NJ, WA}<text:tab/><text:tab/><text:tab/><text:tab/> <text:s text:c="10"/>NY, GA, NJ, WA, DC}</text:p>
      <text:p text:style-name="P2"/>
      <text:p text:style-name="P2">step 13: i0 = UT</text:p>
      <text:p text:style-name="P2"><text:s text:c="13"/>j0 = MI</text:p>
      <text:p text:style-name="P2"><text:s text:c="13"/>m(MI) = 3504</text:p>
      <text:p text:style-name="P2"><text:s text:c="13"/>M = {CO, UT, NE, IL, TX, CA1, PA, CA2,</text:p>
      <text:p text:style-name="P4"><text:tab/> <text:s text:c="9"/>PA, NY, NJ, GA, DC, MI}</text:p>
      <text:p text:style-name="P4"/>
      <text:p text:style-name="P6">NODE NE:</text:p>
      <text:p text:style-name="P2">init: <text:s text:c="5"/>M = {NE} </text:p>
      <text:p text:style-name="P2"/>
      <text:p text:style-name="P2">step 1:<text:tab/>i0 = NE<text:tab/><text:tab/><text:tab/><text:tab/><text:tab/><text:tab/>step 2: <text:s/>i0 = NE</text:p>
      <text:p text:style-name="P2"><text:s text:c="13"/>j0 = IL<text:tab/><text:tab/><text:tab/><text:tab/><text:tab/> <text:s text:c="11"/><text:tab/><text:tab/> j0 = CO</text:p>
      <text:p text:style-name="P2"><text:s text:c="13"/>m(IL) = 864 <text:tab/><text:tab/><text:tab/><text:tab/><text:tab/> <text:s text:c="12"/>m(CO) = 870</text:p>
      <text:p text:style-name="P2"><text:s text:c="13"/>M = {NE, IL}<text:tab/> <text:tab/><text:tab/><text:tab/><text:tab/> <text:s text:c="12"/>M = {NE, IL, CO} </text:p>
      <text:p text:style-name="P2"/>
      <text:p text:style-name="P2">step 3: <text:s/>i0 = CO<text:tab/><text:tab/><text:tab/><text:tab/><text:tab/><text:tab/>step 4: <text:s/>i0 = IL</text:p>
      <text:p text:style-name="P2"><text:s text:c="13"/>j0 = UT<text:tab/><text:tab/><text:tab/><text:tab/><text:tab/><text:tab/> <text:s text:c="12"/>j0 = PA</text:p>
      <text:p text:style-name="P2"><text:s text:c="13"/>m(UT) = 1554 <text:tab/><text:tab/><text:tab/><text:tab/><text:tab/> <text:s text:c="12"/>m(PA) = 1710</text:p>
      <text:p text:style-name="P2"><text:s text:c="13"/>M = {NE, IL, CO, UT}<text:tab/><text:tab/><text:tab/> <text:s text:c="11"/><text:tab/><text:tab/>M = {NE, IL, CO, UT, PA}</text:p>
      <text:p text:style-name="P2"/>
      <text:p text:style-name="P2">step 5: <text:s/>i0 = PA<text:tab/><text:tab/><text:tab/><text:tab/><text:tab/><text:tab/>step 6: <text:s/>i0 = PA</text:p>
      <text:p text:style-name="P2"><text:s text:c="13"/>j0 = NY<text:tab/><text:tab/><text:tab/><text:tab/><text:tab/> <text:s text:c="12"/>j0 = NJ</text:p>
      <text:p text:style-name="P2"><text:s text:c="13"/>m(NY) = 2148 <text:tab/><text:tab/><text:tab/><text:tab/><text:tab/> <text:s text:c="12"/>m(NJ) = 2250</text:p>
      <text:p text:style-name="P2"><text:s text:c="13"/>M = {NE, IL, CO, UT, PA, NY}<text:tab/><text:tab/> <text:s text:c="12"/>M = {NE, IL, CO, UT, PA, NY, NJ}</text:p>
      <text:p text:style-name="P2"/>
      <text:p text:style-name="P2"/>
      <text:p text:style-name="P2"/>
      <text:p text:style-name="P2"/>
      <text:p text:style-name="P2"><text:soft-page-break/>step 7: <text:s/>i0 = NJ<text:tab/><text:tab/><text:tab/><text:tab/><text:tab/><text:tab/>step 8: <text:s/>i0 = CO</text:p>
      <text:p text:style-name="P2"><text:s text:c="13"/>j0 = DC<text:tab/><text:tab/><text:tab/><text:tab/><text:tab/> <text:s text:c="12"/>j0 = TX</text:p>
      <text:p text:style-name="P2"><text:s text:c="13"/>m(DC) = 2562<text:tab/> <text:tab/><text:tab/><text:tab/><text:tab/> <text:s text:c="12"/>m(TX) = 2616 </text:p>
      <text:p text:style-name="P2"><text:s text:c="13"/>M = {NE, IL, CO, UT, PA, NY, NJ, DC}<text:tab/> <text:s text:c="12"/>M = {NE, IL, CO, UT, PA, NY, NJ, DC,<text:tab/><text:tab/><text:tab/><text:tab/><text:tab/><text:tab/><text:tab/><text:tab/><text:tab/> <text:s text:c="8"/>TX}</text:p>
      <text:p text:style-name="P2"/>
      <text:p text:style-name="P2">step 9: <text:s/>i0 = UT<text:tab/><text:tab/><text:tab/><text:tab/><text:tab/><text:tab/>step 10: i0 = PA</text:p>
      <text:p text:style-name="P2"><text:s text:c="13"/>j0 = CA1<text:tab/><text:tab/><text:tab/><text:tab/> <text:s text:c="11"/><text:tab/><text:tab/> j0 = GA</text:p>
      <text:p text:style-name="P2"><text:s text:c="13"/>m(CA1) = 2706<text:tab/><text:tab/><text:tab/><text:tab/><text:tab/> <text:s text:c="12"/>m(GA) = 2718</text:p>
      <text:p text:style-name="P2"><text:s text:c="13"/>M = {NE, IL, CO, UT, PA, NY, NJ, DC,<text:tab/><text:tab/>M = {NE, IL, CO, UT, PA, NY, NJ, DC,</text:p>
      <text:p text:style-name="P2"><text:tab/> <text:s text:c="9"/>TX, CA1}<text:tab/><text:tab/><text:tab/><text:tab/><text:tab/> <text:s text:c="9"/>TX, CA1, GA}</text:p>
      <text:p text:style-name="P2"/>
      <text:p text:style-name="P2">step 11: i0 = NY<text:tab/><text:tab/><text:tab/><text:tab/><text:tab/>step 12: i0 = CA1</text:p>
      <text:p text:style-name="P2"><text:s text:c="13"/>j0 = MI<text:tab/><text:tab/><text:tab/><text:tab/><text:tab/><text:tab/> <text:s text:c="12"/>j0 = CA2</text:p>
      <text:p text:style-name="P2"><text:s text:c="13"/>m(MI) = 2868<text:tab/><text:tab/><text:tab/><text:tab/><text:tab/> <text:s text:c="12"/>m(CA2) = 3540</text:p>
      <text:p text:style-name="P2"><text:s text:c="13"/>M = {NE, IL, CO, UT, PA, NY, NJ, DC,<text:tab/> <text:s text:c="12"/>M = {NE, IL, CO, UT, PA, NY, NJ, DC,</text:p>
      <text:p text:style-name="P2"><text:tab/> <text:s text:c="9"/>TX, CA1, GA, MI}<text:tab/><text:tab/><text:tab/><text:tab/> <text:s text:c="9"/>TX, CA1, GA, MI, CA2}</text:p>
      <text:p text:style-name="P2"/>
      <text:p text:style-name="P2">step 13: i0 = CA1</text:p>
      <text:p text:style-name="P2"><text:s text:c="13"/>j0 = WA</text:p>
      <text:p text:style-name="P2"><text:s text:c="13"/>m(WA) = 4044</text:p>
      <text:p text:style-name="P2"><text:s text:c="13"/>M = {NE, IL, CO, UT, PA, NY, NJ, DC,</text:p>
      <text:p text:style-name="P4"><text:tab/> <text:s text:c="9"/>TX, CA1, GA, MI, CA2, WA}</text:p>
      <text:p text:style-name="P4"/>
      <text:p text:style-name="P6">NODE IL:</text:p>
      <text:p text:style-name="P2">init: <text:s text:c="5"/>M = {IL} </text:p>
      <text:p text:style-name="P2"/>
      <text:p text:style-name="P2">step 1:<text:tab/>i0 = IL<text:tab/><text:tab/><text:tab/><text:tab/><text:tab/><text:tab/>step 2: <text:s/>i0 = IL</text:p>
      <text:p text:style-name="P2"><text:s text:c="13"/>j0 = PA<text:tab/><text:tab/><text:tab/><text:tab/><text:tab/> <text:s text:c="11"/><text:tab/><text:tab/> j0 = NE</text:p>
      <text:p text:style-name="P2"><text:s text:c="13"/>m(PA) = 846 <text:tab/><text:tab/><text:tab/><text:tab/><text:tab/> <text:s text:c="12"/>m(NE) = 864</text:p>
      <text:p text:style-name="P2"><text:s text:c="13"/>M = {IL, PA}<text:tab/> <text:tab/><text:tab/><text:tab/><text:tab/> <text:s text:c="12"/>M = {IL, PA, NE} </text:p>
      <text:p text:style-name="P2"/>
      <text:p text:style-name="P2">step 3: <text:s/>i0 = PA<text:tab/><text:tab/><text:tab/><text:tab/><text:tab/><text:tab/>step 4: <text:s/>i0 = PA</text:p>
      <text:p text:style-name="P2"><text:s text:c="13"/>j0 = NY<text:tab/><text:tab/><text:tab/><text:tab/><text:tab/><text:tab/>j0 = NJ</text:p>
      <text:p text:style-name="P2"><text:s text:c="13"/>m(NY) = 1284 <text:tab/><text:tab/><text:tab/><text:tab/><text:tab/> <text:s text:c="12"/>m(NJ) = 1386</text:p>
      <text:p text:style-name="P2"><text:s text:c="13"/>M = {IL, PA, NE, NY}<text:tab/><text:tab/><text:tab/> <text:s text:c="11"/><text:tab/><text:tab/>M = {IL, PA, NE, NY, NJ}</text:p>
      <text:p text:style-name="P2"/>
      <text:p text:style-name="P2">step 5: <text:s/>i0 = NJ<text:tab/><text:tab/><text:tab/><text:tab/><text:tab/><text:tab/>step 6: <text:s/>i0 = NE</text:p>
      <text:p text:style-name="P2"><text:s text:c="13"/>j0 = DC<text:tab/><text:tab/><text:tab/><text:tab/><text:tab/> <text:s text:c="12"/>j0 = CO</text:p>
      <text:p text:style-name="P2"><text:s text:c="13"/>m(DC) = 1698 <text:tab/><text:tab/><text:tab/><text:tab/><text:tab/> <text:s text:c="12"/>m(CO) = 1734</text:p>
      <text:p text:style-name="P2"><text:s text:c="13"/>M = {IL, PA, NE, NY, NJ, DC}<text:tab/><text:tab/><text:tab/> <text:s text:c="12"/>M = {IL, PA, NE, NY, NJ, DC, CO}</text:p>
      <text:p text:style-name="P2"/>
      <text:p text:style-name="P2">step 7: <text:s/>i0 = PA<text:tab/><text:tab/><text:tab/><text:tab/><text:tab/><text:tab/>step 8: <text:s/>i0 = NY</text:p>
      <text:p text:style-name="P2"><text:s text:c="13"/>j0 = GA<text:tab/><text:tab/><text:tab/><text:tab/><text:tab/> <text:s text:c="12"/>j0 = MI</text:p>
      <text:p text:style-name="P2"><text:s text:c="13"/>m(GA) = 1854<text:tab/> <text:tab/><text:tab/><text:tab/><text:tab/> <text:s text:c="12"/>m(MI) = 2004 </text:p>
      <text:p text:style-name="P2"><text:s text:c="13"/>M = {IL, PA, NE, NY, NJ, DC, CO, GA}<text:tab/> <text:s text:c="12"/>M = {IL, PA, NE, NY, NJ, DC, CO, GA,<text:tab/><text:tab/><text:tab/><text:tab/><text:tab/><text:tab/><text:tab/><text:tab/><text:tab/> <text:s text:c="8"/>MI}</text:p>
      <text:p text:style-name="P2"/>
      <text:p text:style-name="P2"/>
      <text:p text:style-name="P2"/>
      <text:p text:style-name="P2"><text:soft-page-break/>step 9: <text:s/>i0 = CO<text:tab/><text:tab/><text:tab/><text:tab/><text:tab/><text:tab/>step 10: i0 = GA</text:p>
      <text:p text:style-name="P2"><text:s text:c="13"/>j0 = UT<text:tab/><text:tab/><text:tab/><text:tab/><text:tab/> <text:s text:c="11"/><text:tab/><text:tab/> j0 = TX</text:p>
      <text:p text:style-name="P2"><text:s text:c="13"/>m(UT) = 2418<text:tab/><text:tab/><text:tab/><text:tab/><text:tab/> <text:s text:c="12"/>m(TX) = 3204</text:p>
      <text:p text:style-name="P2"><text:s text:c="13"/>M = {IL, PA, NE, NY, NJ, DC, CO, GA,<text:tab/><text:tab/>M = {IL, PA, NE, NY, NJ, DC, CO, GA,</text:p>
      <text:p text:style-name="P2"><text:tab/> <text:s text:c="9"/>MI, UT}<text:tab/><text:tab/><text:tab/><text:tab/><text:tab/> <text:s text:c="9"/><text:tab/> <text:s text:c="8"/>MI, UT, TX}</text:p>
      <text:p text:style-name="P2"/>
      <text:p text:style-name="P2">step 11: i0 = UT<text:tab/><text:tab/><text:tab/><text:tab/><text:tab/>step 12: i0 = IL</text:p>
      <text:p text:style-name="P2"><text:s text:c="13"/>j0 = CA1<text:tab/><text:tab/><text:tab/><text:tab/><text:tab/> <text:s text:c="12"/>j0 = WA</text:p>
      <text:p text:style-name="P2"><text:s text:c="13"/>m(CA1) = 3566<text:tab/><text:tab/><text:tab/><text:tab/><text:tab/> <text:s text:c="12"/>m(WA) = 3566</text:p>
      <text:p text:style-name="P2"><text:s text:c="13"/>M = {IL, PA, NE, NY, NJ, DC, CO, GA,<text:tab/> <text:s text:c="12"/>M = {IL, PA, NE, NY, NJ, DC, CO, GA,</text:p>
      <text:p text:style-name="P2"><text:tab/> <text:s text:c="9"/>MI, UT, TX, CA1}<text:tab/><text:tab/><text:tab/><text:tab/> <text:s text:c="9"/>MI, UT, TX, CA1, WA}</text:p>
      <text:p text:style-name="P2"/>
      <text:p text:style-name="P2">step 13: i0 = CA1</text:p>
      <text:p text:style-name="P2"><text:s text:c="14"/>j0 = CA2</text:p>
      <text:p text:style-name="P2"><text:s text:c="14"/>m(CA2) = 4400</text:p>
      <text:p text:style-name="P2"><text:s text:c="14"/>M = {IL, PA, NE, NY, NJ, DC, CO, GA,</text:p>
      <text:p text:style-name="P4"><text:tab/> <text:s text:c="10"/>MI, UT, TX, CA1, WA, CA2}</text:p>
      <text:p text:style-name="P4"/>
      <text:p text:style-name="P6">NODE TX:</text:p>
      <text:p text:style-name="P2">init: <text:s text:c="5"/>M = <text:span text:style-name="T1">{TX}</text:span> </text:p>
      <text:p text:style-name="P2"/>
      <text:p text:style-name="P2">step 1:<text:tab/>i0 = TX<text:tab/><text:tab/><text:tab/><text:tab/><text:tab/><text:tab/>step 2: <text:s/>i0 = TX</text:p>
      <text:p text:style-name="P2"><text:s text:c="13"/>j0 = GA<text:tab/><text:tab/><text:tab/><text:tab/><text:tab/> <text:s text:c="12"/>j0 = CO</text:p>
      <text:p text:style-name="P2"><text:s text:c="13"/>m(GA) = 1350 <text:tab/><text:tab/><text:tab/><text:tab/><text:tab/> <text:s text:c="12"/>m(CO) = 1746</text:p>
      <text:p text:style-name="P2"><text:s text:c="13"/>M = {TX, GA}<text:tab/> <text:tab/><text:tab/><text:tab/><text:tab/> <text:s text:c="12"/>M = {TX, GA, CO} </text:p>
      <text:p text:style-name="P2"/>
      <text:p text:style-name="P2">step 3: <text:s/>i0 = GA<text:tab/><text:tab/><text:tab/><text:tab/><text:tab/><text:tab/>step 4: <text:s/>i0 = TX</text:p>
      <text:p text:style-name="P2"><text:s text:c="13"/>j0 = PA<text:tab/><text:tab/><text:tab/><text:tab/><text:tab/><text:tab/><text:tab/>j0 = DC</text:p>
      <text:p text:style-name="P2"><text:s text:c="13"/>m(PA) = 2358 <text:tab/><text:tab/><text:tab/><text:tab/><text:tab/> <text:s text:c="12"/>m(DC) = 2364</text:p>
      <text:p text:style-name="P2"><text:s text:c="13"/>M = {TX, GA, CO, PA}<text:tab/><text:tab/> <text:s text:c="11"/><text:tab/><text:tab/>M = {TX, GA, CO, PA, DC}</text:p>
      <text:p text:style-name="P2"/>
      <text:p text:style-name="P2">step 5: <text:s/>i0 = CO<text:tab/><text:tab/><text:tab/><text:tab/><text:tab/><text:tab/>step 6: <text:s/>i0 = TX</text:p>
      <text:p text:style-name="P2"><text:s text:c="13"/>j0 = UT<text:tab/><text:tab/><text:tab/><text:tab/><text:tab/><text:tab/> <text:s text:c="12"/>j0 = CA2</text:p>
      <text:p text:style-name="P2"><text:s text:c="13"/>m(UT) = 2430 <text:tab/><text:tab/><text:tab/><text:tab/><text:tab/> <text:s text:c="12"/>m(CA2) = 2520</text:p>
      <text:p text:style-name="P2"><text:s text:c="13"/>M = {TX, GA, CO, PA, DC, UT}<text:tab/><text:tab/> <text:s text:c="12"/>M = {TX, GA, CO, PA, DC, UT, CA2}</text:p>
      <text:p text:style-name="P2"/>
      <text:p text:style-name="P2">step 7: <text:s/>i0 = CO<text:tab/><text:tab/><text:tab/><text:tab/><text:tab/><text:tab/>step 8: <text:s/>i0 = DC</text:p>
      <text:p text:style-name="P2"><text:s text:c="13"/>j0 = NE<text:tab/><text:tab/><text:tab/><text:tab/><text:tab/><text:tab/> <text:s text:c="12"/>j0 = NJ</text:p>
      <text:p text:style-name="P2"><text:s text:c="13"/>m(NE) = 2616<text:tab/> <text:tab/><text:tab/><text:tab/><text:tab/> <text:s text:c="12"/>m(NJ) = 2676 </text:p>
      <text:p text:style-name="P2"><text:s text:c="13"/>M = {TX, GA, CO, PA, DC, UT, CA2, NE}<text:tab/> <text:s text:c="12"/>M = { TX, GA, CO, PA, DC, UT, CA2,<text:tab/>NE,<text:tab/><text:tab/><text:tab/><text:tab/><text:tab/><text:tab/><text:tab/><text:tab/> <text:s text:c="8"/><text:tab/> <text:s text:c="10"/>NJ}</text:p>
      <text:p text:style-name="P2"/>
      <text:p text:style-name="P2">step 9: <text:s/>i0 = PA<text:tab/><text:tab/><text:tab/><text:tab/><text:tab/><text:tab/>step 10: i0 = PA</text:p>
      <text:p text:style-name="P2"><text:s text:c="13"/>j0 = NY<text:tab/><text:tab/><text:tab/><text:tab/> <text:s text:c="11"/><text:tab/><text:tab/> j0 = IL</text:p>
      <text:p text:style-name="P2"><text:s text:c="13"/>m(NY) = 2793<text:tab/><text:tab/><text:tab/><text:tab/><text:tab/> <text:s text:c="12"/>m(IL) = 3204</text:p>
      <text:p text:style-name="P2"><text:s text:c="13"/>M = {TX, GA, CO, PA, DC, UT, CA2,<text:tab/>NE,<text:tab/><text:tab/>M = {TX, GA, CO, PA, DC, UT, CA2,<text:tab/>NE,</text:p>
      <text:p text:style-name="P2"><text:tab/> <text:s text:c="9"/>NJ, NY}<text:tab/><text:tab/><text:tab/><text:tab/><text:tab/> <text:s text:c="9"/><text:tab/> <text:s text:c="8"/>NJ, NY, IL}</text:p>
      <text:p text:style-name="P2"/>
      <text:p text:style-name="P2"/>
      <text:p text:style-name="P2"/>
      <text:p text:style-name="P2"><text:soft-page-break/>step 11: i0 = CA2<text:tab/><text:tab/><text:tab/><text:tab/><text:tab/>step 12: i0 = NY</text:p>
      <text:p text:style-name="P2"><text:s text:c="13"/>j0 = CA1<text:tab/><text:tab/><text:tab/><text:tab/><text:tab/> <text:s text:c="12"/>j0 = MI</text:p>
      <text:p text:style-name="P2"><text:s text:c="13"/>m(CA1) = 3354<text:tab/><text:tab/><text:tab/><text:tab/><text:tab/> <text:s text:c="12"/>m(MI) = 3513</text:p>
      <text:p text:style-name="P2"><text:s text:c="13"/>M = {TX, GA, CO, PA, DC, UT, CA2,<text:tab/>NE,<text:tab/> <text:s text:c="12"/>M = {TX, GA, CO, PA, DC, UT, CA2,<text:tab/>NE,</text:p>
      <text:p text:style-name="P2"><text:tab/> <text:s text:c="9"/>NJ, NY, IL, CA1}<text:tab/><text:tab/><text:tab/><text:tab/> <text:s text:c="9"/>NJ, NY, IL, CA1, MI}</text:p>
      <text:p text:style-name="P2"/>
      <text:p text:style-name="P2">step 13: i0 = CA2</text:p>
      <text:p text:style-name="P2"><text:s text:c="14"/>j0 = WA</text:p>
      <text:p text:style-name="P2"><text:s text:c="14"/>m(WA) = 4576</text:p>
      <text:p text:style-name="P2"><text:s text:c="14"/>M = {TX, GA, CO, PA, DC, UT, CA2,<text:tab/>NE,</text:p>
      <text:p text:style-name="P7"><text:tab/> <text:s text:c="10"/>NJ, NY, IL, CA1, MI, WA}</text:p>
      <text:p text:style-name="P7"/>
      <text:p text:style-name="P6">NODE GA:</text:p>
      <text:p text:style-name="P2">init: <text:s text:c="5"/>M = <text:span text:style-name="T1">{GA}</text:span> </text:p>
      <text:p text:style-name="P2"/>
      <text:p text:style-name="P2">step 1:<text:tab/>i0 = GA<text:tab/><text:tab/><text:tab/><text:tab/><text:tab/>step 2: <text:s/>i0 = GA</text:p>
      <text:p text:style-name="P2"><text:s text:c="13"/>j0 = PA<text:tab/><text:tab/><text:tab/><text:tab/><text:tab/><text:tab/> <text:s text:c="12"/>j0 = TX</text:p>
      <text:p text:style-name="P2"><text:s text:c="13"/>m(PA) = 1008 <text:tab/><text:tab/><text:tab/><text:tab/><text:tab/> <text:s text:c="12"/>m(TX) = 1350</text:p>
      <text:p text:style-name="P2"><text:s text:c="13"/>M = {GA, PA}<text:tab/> <text:tab/><text:tab/><text:tab/><text:tab/> <text:s text:c="12"/>M = {GA, PA, TX} </text:p>
      <text:p text:style-name="P2"/>
      <text:p text:style-name="P2">step 3: <text:s/>i0 = PA<text:tab/><text:tab/><text:tab/><text:tab/><text:tab/><text:tab/>step 4: <text:s/>i0 = PA</text:p>
      <text:p text:style-name="P2"><text:s text:c="13"/>j0 = NY<text:tab/><text:tab/><text:tab/><text:tab/><text:tab/><text:tab/>j0 = NJ</text:p>
      <text:p text:style-name="P2"><text:s text:c="13"/>m(NY) = 1443 <text:tab/><text:tab/><text:tab/><text:tab/><text:tab/> <text:s text:c="12"/>m(NJ) = 1548</text:p>
      <text:p text:style-name="P2"><text:s text:c="13"/>M = {GA, PA, TX, NY}<text:tab/><text:tab/> <text:s text:c="11"/><text:tab/><text:tab/>M = {GA, PA, TX, NY, NJ}</text:p>
      <text:p text:style-name="P2"/>
      <text:p text:style-name="P2">step 5: <text:s/>i0 = PA<text:tab/><text:tab/><text:tab/><text:tab/><text:tab/><text:tab/>step 6: <text:s/>i0 = NJ</text:p>
      <text:p text:style-name="P2"><text:s text:c="13"/>j0 = IL<text:tab/><text:tab/><text:tab/><text:tab/><text:tab/><text:tab/> <text:s text:c="12"/>j0 = DC</text:p>
      <text:p text:style-name="P2"><text:s text:c="13"/>m(IL) = 1854 <text:tab/><text:tab/><text:tab/><text:tab/><text:tab/> <text:s text:c="12"/>m(DC) = 1860</text:p>
      <text:p text:style-name="P2"><text:s text:c="13"/>M = {GA, PA, TX, NY, NJ, IL}<text:tab/><text:tab/><text:tab/> <text:s text:c="12"/>M = {GA, PA, TX, NY, NJ, IL, DC}</text:p>
      <text:p text:style-name="P2"/>
      <text:p text:style-name="P2">step 7: <text:s/>i0 = NY<text:tab/><text:tab/><text:tab/><text:tab/><text:tab/><text:tab/>step 8: <text:s/>i0 = IL</text:p>
      <text:p text:style-name="P2"><text:s text:c="13"/>j0 = MI<text:tab/><text:tab/><text:tab/><text:tab/><text:tab/><text:tab/> <text:s text:c="12"/>j0 = NE</text:p>
      <text:p text:style-name="P2"><text:s text:c="13"/>m(MI) = 2163<text:tab/> <text:tab/><text:tab/><text:tab/><text:tab/> <text:s text:c="12"/>m(NE) = 2718 </text:p>
      <text:p text:style-name="P2"><text:s text:c="13"/>M = {GA, PA, TX, NY, NJ, IL, DC, MI}<text:tab/> <text:s text:c="12"/>M = { GA, PA, TX, NY, NJ, IL, DC, MI,<text:tab/><text:tab/><text:tab/><text:tab/><text:tab/><text:tab/><text:tab/><text:tab/> <text:s text:c="8"/><text:tab/> <text:s text:c="10"/>NE}</text:p>
      <text:p text:style-name="P2"/>
      <text:p text:style-name="P2">step 9: <text:s/>i0 = TX<text:tab/><text:tab/><text:tab/><text:tab/><text:tab/><text:tab/>step 10: i0 = CO</text:p>
      <text:p text:style-name="P2"><text:s text:c="13"/>j0 = CO<text:tab/><text:tab/><text:tab/><text:tab/> <text:s text:c="11"/><text:tab/><text:tab/> j0 = UT</text:p>
      <text:p text:style-name="P2"><text:s text:c="13"/>m(CO) = 3096<text:tab/><text:tab/><text:tab/><text:tab/><text:tab/> <text:s text:c="12"/>m(UT) = 3780</text:p>
      <text:p text:style-name="P2"><text:s text:c="13"/>M = { GA, PA, TX, NY, NJ, IL, DC, MI,<text:tab/><text:tab/>M = { GA, PA, TX, NY, NJ, IL, DC, MI,</text:p>
      <text:p text:style-name="P2"><text:tab/> <text:s text:c="9"/>NE, CO}<text:tab/><text:tab/><text:tab/><text:tab/><text:tab/> <text:s text:c="9"/><text:tab/> <text:s text:c="8"/>NE, CO, UT}</text:p>
      <text:p text:style-name="P2"/>
      <text:p text:style-name="P2">step 11: i0 = TX<text:tab/><text:tab/><text:tab/><text:tab/><text:tab/>step 12: i0 = CA2</text:p>
      <text:p text:style-name="P2"><text:s text:c="13"/>j0 = CA2<text:tab/><text:tab/><text:tab/><text:tab/><text:tab/> <text:s text:c="12"/>j0 = CA1</text:p>
      <text:p text:style-name="P2"><text:s text:c="13"/>m(CA2) = 3870<text:tab/><text:tab/><text:tab/><text:tab/><text:tab/> <text:s text:c="12"/>m(CA1) = 4701</text:p>
      <text:p text:style-name="P2"><text:s text:c="13"/>M = {GA, PA, TX, NY, NJ, IL, DC, MI,<text:tab/> <text:s text:c="12"/>M = {GA, PA, TX, NY, NJ, IL, DC, MI,</text:p>
      <text:p text:style-name="P2"><text:tab/> <text:s text:c="8"/>NE, CO, UT, CA2} <text:s/><text:tab/><text:tab/><text:tab/><text:tab/> <text:s text:c="10"/>NE, CO, UT, CA2, CA1}</text:p>
      <text:p text:style-name="P2"/>
      <text:p text:style-name="P2"/>
      <text:p text:style-name="P2"/>
      <text:p text:style-name="P2"><text:soft-page-break/>step 13: i0 = IL</text:p>
      <text:p text:style-name="P2"><text:s text:c="14"/>j0 = WA</text:p>
      <text:p text:style-name="P2"><text:s text:c="14"/>m(WA) = 5262</text:p>
      <text:p text:style-name="P2"><text:s text:c="14"/>M = {GA, PA, TX, NY, NJ, IL, DC, MI,</text:p>
      <text:p text:style-name="P7"><text:tab/> <text:s text:c="11"/>NE, CO, UT, CA2, CA1, WA}</text:p>
      <text:p text:style-name="P7"/>
      <text:p text:style-name="P6">NODE MI:</text:p>
      <text:p text:style-name="P2">init: <text:s text:c="5"/>M = <text:span text:style-name="T1">{MI}</text:span> </text:p>
      <text:p text:style-name="P2"/>
      <text:p text:style-name="P2">step 1:<text:tab/>i0 = MI<text:tab/><text:tab/><text:tab/><text:tab/><text:tab/><text:tab/>step 2: <text:s/>i0 = MI</text:p>
      <text:p text:style-name="P2"><text:s text:c="13"/>j0 = NY<text:tab/><text:tab/><text:tab/><text:tab/><text:tab/> <text:s text:c="12"/>j0 = NJ</text:p>
      <text:p text:style-name="P2"><text:s text:c="13"/>m(NY) = 720 <text:tab/><text:tab/><text:tab/><text:tab/><text:tab/> <text:s text:c="12"/>m(NJ) = 942</text:p>
      <text:p text:style-name="P2"><text:s text:c="13"/>M = {MI, NY}<text:tab/> <text:tab/><text:tab/><text:tab/><text:tab/> <text:s text:c="12"/>M = {MI, NY, NJ} </text:p>
      <text:p text:style-name="P2"/>
      <text:p text:style-name="P2">step 3: <text:s/>i0 = NY<text:tab/><text:tab/><text:tab/><text:tab/><text:tab/><text:tab/>step 4: <text:s/>i0 = NY</text:p>
      <text:p text:style-name="P2"><text:s text:c="13"/>j0 = PA<text:tab/><text:tab/><text:tab/><text:tab/><text:tab/><text:tab/><text:tab/>j0 = DC</text:p>
      <text:p text:style-name="P2"><text:s text:c="13"/>m(PA) = 1158 <text:tab/><text:tab/><text:tab/><text:tab/><text:tab/> <text:s text:c="12"/>m(DC) = 1188</text:p>
      <text:p text:style-name="P2"><text:s text:c="13"/>M = {MI, NY, NJ, PA}<text:tab/><text:tab/><text:tab/> <text:s text:c="11"/><text:tab/><text:tab/>M = {MI, NY, NJ, PA, DC}</text:p>
      <text:p text:style-name="P2"/>
      <text:p text:style-name="P2">step 5: <text:s/>i0 = PA<text:tab/><text:tab/><text:tab/><text:tab/><text:tab/><text:tab/>step 6: <text:s/>i0 = PA</text:p>
      <text:p text:style-name="P2"><text:s text:c="13"/>j0 = IL<text:tab/><text:tab/><text:tab/><text:tab/><text:tab/><text:tab/> <text:s text:c="12"/>j0 = GA</text:p>
      <text:p text:style-name="P2"><text:s text:c="13"/>m(IL) = 2004 <text:tab/><text:tab/><text:tab/><text:tab/><text:tab/> <text:s text:c="12"/>m(GA) = 2166</text:p>
      <text:p text:style-name="P2"><text:s text:c="13"/>M = {MI, NY, NJ, PA, DC, IL}<text:tab/><text:tab/><text:tab/> <text:s text:c="12"/>M = {MI, NY, NJ, PA, DC, IL, GA}</text:p>
      <text:p text:style-name="P2"/>
      <text:p text:style-name="P2">step 7: <text:s/>i0 = MI<text:tab/><text:tab/><text:tab/><text:tab/><text:tab/><text:tab/>step 8: <text:s/>i0 = IL</text:p>
      <text:p text:style-name="P2"><text:s text:c="13"/>j0 = UT<text:tab/><text:tab/><text:tab/><text:tab/><text:tab/><text:tab/> <text:s text:c="12"/>j0 = NE</text:p>
      <text:p text:style-name="P2"><text:s text:c="13"/>m(UT) = 2820<text:tab/> <text:tab/><text:tab/><text:tab/><text:tab/> <text:s text:c="12"/>m(NE) = 2868 </text:p>
      <text:p text:style-name="P2"><text:s text:c="13"/>M = {MI, NY, NJ, PA, DC, IL, GA, UT}<text:tab/> <text:s text:c="12"/>M = { MI, NY, NJ, PA, DC, IL, GA, UT,<text:tab/><text:tab/><text:tab/><text:tab/><text:tab/><text:tab/><text:tab/><text:tab/> <text:s text:c="8"/><text:tab/> <text:s text:c="10"/>NE}</text:p>
      <text:p text:style-name="P2"/>
      <text:p text:style-name="P2">step 9: <text:s/>i0 = UT<text:tab/><text:tab/><text:tab/><text:tab/><text:tab/><text:tab/>step 10: i0 = GA</text:p>
      <text:p text:style-name="P2"><text:s text:c="13"/>j0 = CO<text:tab/><text:tab/><text:tab/><text:tab/> <text:s text:c="11"/><text:tab/><text:tab/> j0 = TX</text:p>
      <text:p text:style-name="P2"><text:s text:c="13"/>m(CO) = 3504<text:tab/><text:tab/><text:tab/><text:tab/><text:tab/> <text:s text:c="12"/>m(TX) = 3516</text:p>
      <text:p text:style-name="P2"><text:s text:c="13"/>M = { MI, NY, NJ, PA, DC, IL, GA, UT,<text:tab/><text:tab/>M = { MI, NY, NJ, PA, DC, IL, GA, UT,</text:p>
      <text:p text:style-name="P2"><text:tab/> <text:s text:c="9"/>NE, CO}<text:tab/><text:tab/><text:tab/><text:tab/><text:tab/> <text:s text:c="9"/><text:tab/> <text:s text:c="9"/>NE, CO, TX}</text:p>
      <text:p text:style-name="P2"/>
      <text:p text:style-name="P2">step 11: i0 = UT<text:tab/><text:tab/><text:tab/><text:tab/><text:tab/>step 12: i0 = CA1</text:p>
      <text:p text:style-name="P2"><text:s text:c="13"/>j0 = CA1<text:tab/><text:tab/><text:tab/><text:tab/><text:tab/> <text:s text:c="13"/>j0 = CA2</text:p>
      <text:p text:style-name="P2"><text:s text:c="13"/>m(CA1) = 3972<text:tab/><text:tab/><text:tab/><text:tab/><text:tab/> <text:s text:c="13"/>m(CA2) = 4701</text:p>
      <text:p text:style-name="P2"><text:s text:c="13"/>M = {MI, NY, NJ, PA, DC, IL, GA, UT,<text:tab/><text:tab/> <text:s text:c="13"/>M = {MI, NY, NJ, PA, DC, IL, GA, UT,</text:p>
      <text:p text:style-name="P2"><text:tab/> <text:s text:c="8"/>NE, CO, TX, CA1} <text:s/><text:tab/><text:tab/><text:tab/><text:tab/> <text:s text:c="9"/>NE, CO, TX, CA1, CA2}</text:p>
      <text:p text:style-name="P2"/>
      <text:p text:style-name="P2">step 13: i0 = IL</text:p>
      <text:p text:style-name="P2"><text:s text:c="14"/>j0 = WA</text:p>
      <text:p text:style-name="P2"><text:s text:c="14"/>m(WA) = 5262</text:p>
      <text:p text:style-name="P2"><text:s text:c="14"/>M = {MI, NY, NJ, PA, DC, IL, GA, UT,</text:p>
      <text:p text:style-name="P7"><text:tab/> <text:s text:c="10"/>NE, CO, TX, CA1, CA2, WA}</text:p>
      <text:p text:style-name="P7"/>
      <text:p text:style-name="P7"/>
      <text:p text:style-name="P7"/>
      <text:p text:style-name="P6"><text:soft-page-break/>NODE PA:</text:p>
      <text:p text:style-name="P2">init: <text:s text:c="5"/>M = <text:span text:style-name="T1">{PA}</text:span> </text:p>
      <text:p text:style-name="P2"/>
      <text:p text:style-name="P2">step 1:<text:tab/>i0 = PA<text:tab/><text:tab/><text:tab/><text:tab/><text:tab/><text:tab/>step 2: <text:s/>i0 = PA</text:p>
      <text:p text:style-name="P2"><text:s text:c="13"/>j0 = NY<text:tab/><text:tab/><text:tab/><text:tab/><text:tab/> <text:s text:c="12"/>j0 = NJ</text:p>
      <text:p text:style-name="P2"><text:s text:c="13"/>m(NY) = 435 <text:tab/><text:tab/><text:tab/><text:tab/><text:tab/> <text:s text:c="12"/>m(NJ) = 540</text:p>
      <text:p text:style-name="P2"><text:s text:c="13"/>M = {PA, NY}<text:tab/> <text:tab/><text:tab/><text:tab/><text:tab/> <text:s text:c="12"/>M = {PA, NY, NJ} </text:p>
      <text:p text:style-name="P2"/>
      <text:p text:style-name="P2">step 3: <text:s/>i0 = PA<text:tab/><text:tab/><text:tab/><text:tab/><text:tab/><text:tab/>step 4: <text:s/>i0 = NJ</text:p>
      <text:p text:style-name="P2"><text:s text:c="13"/>j0 = IL<text:tab/><text:tab/><text:tab/><text:tab/><text:tab/><text:tab/><text:tab/>j0 = DC</text:p>
      <text:p text:style-name="P2"><text:s text:c="13"/>m(IL) = 846 <text:tab/><text:tab/><text:tab/><text:tab/><text:tab/> <text:s text:c="12"/>m(DC) = 852</text:p>
      <text:p text:style-name="P2"><text:s text:c="13"/>M = {PA, NY, NJ, IL}<text:tab/><text:tab/><text:tab/> <text:s text:c="11"/><text:tab/><text:tab/>M = {PA, NY, NJ, IL, DC}</text:p>
      <text:p text:style-name="P2"/>
      <text:p text:style-name="P2">step 5: <text:s/>i0 = PA<text:tab/><text:tab/><text:tab/><text:tab/><text:tab/><text:tab/>step 6: <text:s/>i0 = NY</text:p>
      <text:p text:style-name="P2"><text:s text:c="13"/>j0 = GA<text:tab/><text:tab/><text:tab/><text:tab/><text:tab/> <text:s text:c="12"/>j0 = MI</text:p>
      <text:p text:style-name="P2"><text:s text:c="13"/>m(GA) = 1008 <text:tab/><text:tab/><text:tab/><text:tab/><text:tab/> <text:s text:c="12"/>m(MI) = 1155</text:p>
      <text:p text:style-name="P2"><text:s text:c="13"/>M = {PA, NY, NJ, IL, DC, GA}<text:tab/><text:tab/><text:tab/> <text:s text:c="12"/>M = {PA, NY, NJ, IL, DC, GA, MI}</text:p>
      <text:p text:style-name="P2"/>
      <text:p text:style-name="P2">step 7: <text:s/>i0 = IL<text:tab/><text:tab/><text:tab/><text:tab/><text:tab/><text:tab/>step 8: <text:s/>i0 = GA</text:p>
      <text:p text:style-name="P2"><text:s text:c="13"/>j0 = NE<text:tab/><text:tab/><text:tab/><text:tab/><text:tab/><text:tab/> <text:s text:c="12"/>j0 = TX</text:p>
      <text:p text:style-name="P2"><text:s text:c="13"/>m(NE) = 1710<text:tab/> <text:tab/><text:tab/><text:tab/><text:tab/> <text:s text:c="12"/>m(TX) = 2358 </text:p>
      <text:p text:style-name="P2"><text:s text:c="13"/>M = {PA, NY, NJ, IL, DC, GA, MI, NE}<text:tab/> <text:s text:c="12"/>M = {PA, NY, NJ, IL, DC, GA, MI, NE,<text:tab/><text:tab/><text:tab/><text:tab/><text:tab/><text:tab/><text:tab/><text:tab/> <text:s text:c="8"/><text:tab/> <text:s text:c="10"/>TX}</text:p>
      <text:p text:style-name="P2"/>
      <text:p text:style-name="P2">step 9: <text:s/>i0 = NE<text:tab/><text:tab/><text:tab/><text:tab/><text:tab/><text:tab/>step 10: i0 = CO</text:p>
      <text:p text:style-name="P2"><text:s text:c="13"/>j0 = CO<text:tab/><text:tab/><text:tab/><text:tab/> <text:s text:c="11"/><text:tab/><text:tab/> j0 = UT</text:p>
      <text:p text:style-name="P2"><text:s text:c="13"/>m(CO) = 2580<text:tab/><text:tab/><text:tab/><text:tab/><text:tab/> <text:s text:c="12"/>m(UT) = 3516</text:p>
      <text:p text:style-name="P2"><text:s text:c="13"/>M = { PA, NY, NJ, IL, DC, GA, MI, NE,<text:tab/><text:tab/>M = {PA, NY, NJ, IL, DC, GA, MI, NE,</text:p>
      <text:p text:style-name="P2"><text:tab/> <text:s text:c="9"/>TX, CO}<text:tab/><text:tab/><text:tab/><text:tab/><text:tab/> <text:s text:c="9"/><text:tab/> <text:s text:c="9"/>TX, CO, UT}</text:p>
      <text:p text:style-name="P2"/>
      <text:p text:style-name="P2">step 11: i0 = IL<text:tab/><text:tab/><text:tab/><text:tab/><text:tab/><text:tab/>step 12: i0 = UT</text:p>
      <text:p text:style-name="P2"><text:s text:c="13"/>j0 = WA<text:tab/><text:tab/><text:tab/><text:tab/><text:tab/> <text:s text:c="13"/>j0 = CA1</text:p>
      <text:p text:style-name="P2"><text:s text:c="13"/>m(WA) = 4254<text:tab/><text:tab/><text:tab/><text:tab/><text:tab/> <text:s text:c="13"/>m(CA1) = 4701</text:p>
      <text:p text:style-name="P2"><text:s text:c="13"/>M = {PA, NY, NJ, IL, DC, GA, MI, NE,<text:tab/> <text:s text:c="13"/>M = {PA, NY, NJ, IL, DC, GA, MI, NE,</text:p>
      <text:p text:style-name="P2"><text:tab/> <text:s text:c="8"/>TX, CO, UT, WA} <text:s/><text:tab/><text:tab/><text:tab/><text:tab/> <text:s text:c="9"/>TX, CO, UT, WA, CA1}</text:p>
      <text:p text:style-name="P2"/>
      <text:p text:style-name="P2">step 13: i0 = TX</text:p>
      <text:p text:style-name="P2"><text:s text:c="14"/>j0 = CA2</text:p>
      <text:p text:style-name="P2"><text:s text:c="14"/>m(CA2) = 5262</text:p>
      <text:p text:style-name="P2"><text:s text:c="14"/>M = {PA, NY, NJ, IL, DC, GA, MI, NE,</text:p>
      <text:p text:style-name="P7"><text:tab/> <text:s text:c="10"/>TX, CO, UT, WA, CA2}</text:p>
      <text:p text:style-name="P7"/>
      <text:p text:style-name="P6">NODE DC:</text:p>
      <text:p text:style-name="P2">init: <text:s text:c="5"/>M = <text:span text:style-name="T1">{DC}</text:span> </text:p>
      <text:p text:style-name="P2"/>
      <text:p text:style-name="P2">step 1:<text:tab/>i0 = DC<text:tab/><text:tab/><text:tab/><text:tab/><text:tab/>step 2: <text:s/>i0 = DC</text:p>
      <text:p text:style-name="P2"><text:s text:c="13"/>j0 = NJ<text:tab/><text:tab/><text:tab/><text:tab/><text:tab/><text:tab/> <text:s text:c="12"/>j0 = NY</text:p>
      <text:p text:style-name="P2"><text:s text:c="13"/>m(NJ) = 312 <text:tab/><text:tab/><text:tab/><text:tab/><text:tab/> <text:s text:c="12"/>m(NY) = 468</text:p>
      <text:p text:style-name="P2"><text:s text:c="13"/>M = {DC, NJ}<text:tab/> <text:tab/><text:tab/><text:tab/><text:tab/> <text:s text:c="12"/>M = {DC, NJ, NY} </text:p>
      <text:p text:style-name="P2"/>
      <text:p text:style-name="P2"><text:soft-page-break/>step 3: <text:s/>i0 = NY<text:tab/><text:tab/><text:tab/><text:tab/><text:tab/><text:tab/>step 4: <text:s/>i0 = NY</text:p>
      <text:p text:style-name="P2"><text:s text:c="13"/>j0 = PA<text:tab/><text:tab/><text:tab/><text:tab/><text:tab/><text:tab/><text:tab/>j0 = MI</text:p>
      <text:p text:style-name="P2"><text:s text:c="13"/>m(PA) = 846 <text:tab/><text:tab/><text:tab/><text:tab/><text:tab/> <text:s text:c="12"/>m(MI) = 1188</text:p>
      <text:p text:style-name="P2"><text:s text:c="13"/>M = {DC, NJ, NY, PA}<text:tab/><text:tab/><text:tab/> <text:s text:c="11"/><text:tab/><text:tab/>M = {DC, NJ, NY, PA, MI}</text:p>
      <text:p text:style-name="P2"/>
      <text:p text:style-name="P2">step 5: <text:s/>i0 = PA<text:tab/><text:tab/><text:tab/><text:tab/><text:tab/><text:tab/>step 6: <text:s/>i0 = PA</text:p>
      <text:p text:style-name="P2"><text:s text:c="13"/>j0 = IL<text:tab/><text:tab/><text:tab/><text:tab/> <text:s text:c="12"/><text:tab/><text:tab/>j0 = GA</text:p>
      <text:p text:style-name="P2"><text:s text:c="13"/>m(IL) = 1752 <text:tab/><text:tab/><text:tab/><text:tab/><text:tab/> <text:s text:c="12"/>m(GA) = 1914</text:p>
      <text:p text:style-name="P2"><text:s text:c="13"/>M = {DC, NJ, NY, PA, MI, IL}<text:tab/><text:tab/><text:tab/> <text:s text:c="12"/>M = {DC, NJ, NY, PA, MI, IL, GA}</text:p>
      <text:p text:style-name="P2"/>
      <text:p text:style-name="P2">step 7: <text:s/>i0 = DC<text:tab/><text:tab/><text:tab/><text:tab/><text:tab/><text:tab/>step 8: <text:s/>i0 = IL</text:p>
      <text:p text:style-name="P2"><text:s text:c="13"/>j0 = TX<text:tab/><text:tab/><text:tab/><text:tab/><text:tab/><text:tab/> <text:s text:c="12"/>j0 = NE</text:p>
      <text:p text:style-name="P2"><text:s text:c="13"/>m(TX) = 2364<text:tab/> <text:tab/><text:tab/><text:tab/><text:tab/> <text:s text:c="12"/>m(NE) = 2616 </text:p>
      <text:p text:style-name="P2"><text:s text:c="13"/>M = {DC, NJ, NY, PA, MI, IL, GA, TX}<text:tab/> <text:s text:c="12"/>M = { DC, NJ, NY, PA, MI, IL, GA, TX,<text:tab/><text:tab/><text:tab/><text:tab/><text:tab/><text:tab/><text:tab/><text:tab/> <text:s text:c="8"/><text:tab/> <text:s text:c="10"/>NE}</text:p>
      <text:p text:style-name="P2"/>
      <text:p text:style-name="P2">step 9: <text:s/>i0 = NE<text:tab/><text:tab/><text:tab/><text:tab/><text:tab/><text:tab/>step 10: i0 = CO</text:p>
      <text:p text:style-name="P2"><text:s text:c="13"/>j0 = CO<text:tab/><text:tab/><text:tab/><text:tab/> <text:s text:c="11"/><text:tab/><text:tab/> j0 = UT</text:p>
      <text:p text:style-name="P2"><text:s text:c="13"/>m(CO) = 3486<text:tab/><text:tab/><text:tab/><text:tab/><text:tab/> <text:s text:c="12"/>m(UT) = 4170</text:p>
      <text:p text:style-name="P2"><text:s text:c="13"/>M = {DC, NJ, NY, PA, MI, IL, GA, TX,<text:tab/><text:tab/>M = {DC, NJ, NY, PA, MI, IL, GA, TX,</text:p>
      <text:p text:style-name="P2"><text:tab/> <text:s text:c="9"/>NE, CO}<text:tab/><text:tab/><text:tab/><text:tab/><text:tab/> <text:s text:c="9"/><text:tab/> <text:s text:c="10"/>NE, CO, UT}</text:p>
      <text:p text:style-name="P2"/>
      <text:p text:style-name="P2">step 11: i0 = TX<text:tab/><text:tab/><text:tab/><text:tab/><text:tab/>step 12: i0 = IL</text:p>
      <text:p text:style-name="P2"><text:s text:c="13"/>j0 = CA2<text:tab/><text:tab/><text:tab/><text:tab/><text:tab/> <text:s text:c="13"/>j0 = WA</text:p>
      <text:p text:style-name="P2"><text:s text:c="13"/>m(CA2) = 4884<text:tab/><text:tab/><text:tab/><text:tab/><text:tab/> <text:s text:c="13"/>m(WA) = 5160</text:p>
      <text:p text:style-name="P2"><text:s text:c="13"/>M = {DC, NJ, NY, PA, MI, IL, GA, TX,<text:tab/> <text:s text:c="13"/>M = {DC, NJ, NY, PA, MI, IL, GA, TX,</text:p>
      <text:p text:style-name="P2"><text:tab/> <text:s text:c="8"/>NE, CO, UT, CA2} <text:s/><text:tab/><text:tab/><text:tab/><text:tab/> <text:s text:c="9"/>NE, CO, UT, CA2, WA}</text:p>
      <text:p text:style-name="P2"/>
      <text:p text:style-name="P2">step 13: i0 = UT</text:p>
      <text:p text:style-name="P2"><text:s text:c="14"/>j0 = CA1</text:p>
      <text:p text:style-name="P2"><text:s text:c="14"/>m(CA1) = 5322</text:p>
      <text:p text:style-name="P2"><text:s text:c="14"/>M = {DC, NJ, NY, PA, MI, IL, GA, TX,</text:p>
      <text:p text:style-name="P7"><text:tab/> <text:s text:c="10"/>NE, CO, UT, CA2, WA, CA1}</text:p>
      <text:p text:style-name="P7"/>
      <text:p text:style-name="P6">NODE NY:</text:p>
      <text:p text:style-name="P2">init: <text:s text:c="5"/>M = <text:span text:style-name="T1">{NY}</text:span> </text:p>
      <text:p text:style-name="P2"/>
      <text:p text:style-name="P2">step 1:<text:tab/>i0 = NY<text:tab/><text:tab/><text:tab/><text:tab/><text:tab/>step 2: <text:s/>i0 = NY</text:p>
      <text:p text:style-name="P2"><text:s text:c="13"/>j0 = PA<text:tab/><text:tab/><text:tab/><text:tab/><text:tab/><text:tab/> <text:s text:c="12"/>j0 = DC</text:p>
      <text:p text:style-name="P2"><text:s text:c="13"/>m(PA) = 435 <text:tab/><text:tab/><text:tab/><text:tab/><text:tab/> <text:s text:c="12"/>m(DC) = 468</text:p>
      <text:p text:style-name="P2"><text:s text:c="13"/>M = {NY, PA}<text:tab/> <text:tab/><text:tab/><text:tab/><text:tab/> <text:s text:c="12"/>M = {NY, PA, DC} </text:p>
      <text:p text:style-name="P2"/>
      <text:p text:style-name="P2">step 3: <text:s/>i0 = NY<text:tab/><text:tab/><text:tab/><text:tab/><text:tab/><text:tab/>step 4: <text:s/>i0 = DC</text:p>
      <text:p text:style-name="P2"><text:s text:c="13"/>j0 = MI<text:tab/><text:tab/><text:tab/><text:tab/><text:tab/><text:tab/><text:tab/>j0 = NJ</text:p>
      <text:p text:style-name="P2"><text:s text:c="13"/>m(MI) = 720 <text:tab/><text:tab/><text:tab/><text:tab/><text:tab/> <text:s text:c="12"/>m(NJ) = 780</text:p>
      <text:p text:style-name="P2"><text:s text:c="13"/>M = {NY, PA, DC, MI}<text:tab/><text:tab/><text:tab/> <text:s text:c="11"/><text:tab/><text:tab/>M = {NY, PA, DC, MI, NJ}</text:p>
      <text:p text:style-name="P2"/>
      <text:p text:style-name="P2"/>
      <text:p text:style-name="P2"/>
      <text:p text:style-name="P2"/>
      <text:p text:style-name="P2"><text:soft-page-break/>step 5: <text:s/>i0 = PA<text:tab/><text:tab/><text:tab/><text:tab/><text:tab/><text:tab/>step 6: <text:s/>i0 = PA</text:p>
      <text:p text:style-name="P2"><text:s text:c="13"/>j0 = IL<text:tab/><text:tab/><text:tab/><text:tab/> <text:s text:c="12"/><text:tab/><text:tab/>j0 = GA</text:p>
      <text:p text:style-name="P2"><text:s text:c="13"/>m(IL) = 1281 <text:tab/><text:tab/><text:tab/><text:tab/><text:tab/> <text:s text:c="12"/>m(GA) = 1443</text:p>
      <text:p text:style-name="P2"><text:s text:c="13"/>M = {NY, PA, DC, MI, NJ, IL}<text:tab/><text:tab/><text:tab/> <text:s text:c="12"/>M = {NY, PA, DC, MI, NJ, IL, GA}</text:p>
      <text:p text:style-name="P2"/>
      <text:p text:style-name="P2">step 7: <text:s/>i0 = IL<text:tab/><text:tab/><text:tab/><text:tab/><text:tab/><text:tab/>step 8: <text:s/>i0 = GA</text:p>
      <text:p text:style-name="P2"><text:s text:c="13"/>j0 = NE<text:tab/><text:tab/><text:tab/><text:tab/><text:tab/><text:tab/> <text:s text:c="12"/>j0 = TX</text:p>
      <text:p text:style-name="P2"><text:s text:c="13"/>m(NE) = 2145<text:tab/> <text:tab/><text:tab/><text:tab/><text:tab/> <text:s text:c="12"/>m(TX) = 2832 </text:p>
      <text:p text:style-name="P2"><text:s text:c="13"/>M = {NY, PA, DC, MI, NJ, IL, GA, NE}<text:tab/> <text:s text:c="12"/>M = { NY, PA, DC, MI, NJ, IL, GA, NE,<text:tab/><text:tab/><text:tab/><text:tab/><text:tab/><text:tab/><text:tab/><text:tab/> <text:s text:c="8"/><text:tab/> <text:s text:c="10"/>TX}</text:p>
      <text:p text:style-name="P2"/>
      <text:p text:style-name="P2">step 9: <text:s/>i0 = NE<text:tab/><text:tab/><text:tab/><text:tab/><text:tab/><text:tab/>step 10: i0 = MI</text:p>
      <text:p text:style-name="P2"><text:s text:c="13"/>j0 = CO<text:tab/><text:tab/><text:tab/><text:tab/> <text:s text:c="11"/><text:tab/><text:tab/> j0 = UT</text:p>
      <text:p text:style-name="P2"><text:s text:c="13"/>m(CO) = 3015<text:tab/><text:tab/><text:tab/><text:tab/><text:tab/> <text:s text:c="12"/>m(UT) = 3540</text:p>
      <text:p text:style-name="P2"><text:s text:c="13"/>M = {NY, PA, DC, MI, NJ, IL, GA, NE,<text:tab/><text:tab/>M = {NY, PA, DC, MI, NJ, IL, GA, NE,</text:p>
      <text:p text:style-name="P2"><text:tab/> <text:s text:c="9"/>TX, CO}<text:tab/><text:tab/><text:tab/><text:tab/><text:tab/> <text:s text:c="9"/><text:tab/> <text:s text:c="10"/>TX, CO, UT}</text:p>
      <text:p text:style-name="P2"/>
      <text:p text:style-name="P2">step 11: i0 = IL<text:tab/><text:tab/><text:tab/><text:tab/><text:tab/><text:tab/>step 12: i0 = UT</text:p>
      <text:p text:style-name="P2"><text:s text:c="13"/>j0 = WA<text:tab/><text:tab/><text:tab/><text:tab/><text:tab/> <text:s text:c="13"/>j0 = CA1</text:p>
      <text:p text:style-name="P2"><text:s text:c="13"/>m(WA) = 4851<text:tab/><text:tab/><text:tab/><text:tab/><text:tab/> <text:s text:c="13"/>m(CA1) = 4692</text:p>
      <text:p text:style-name="P2"><text:s text:c="13"/>M = {NY, PA, DC, MI, NJ, IL, GA, NE,<text:tab/> <text:s text:c="13"/>M = {NY, PA, DC, MI, NJ, IL, GA, NE,</text:p>
      <text:p text:style-name="P2"><text:tab/> <text:s text:c="8"/>TX, CO, UT, WA} <text:s/><text:tab/><text:tab/><text:tab/><text:tab/> <text:s text:c="9"/>TX, CO, UT, WA, CA1}</text:p>
      <text:p text:style-name="P2"/>
      <text:p text:style-name="P2">step 13: i0 = TX</text:p>
      <text:p text:style-name="P2"><text:s text:c="14"/>j0 = CA2</text:p>
      <text:p text:style-name="P2"><text:s text:c="14"/>m(CA2) = 5552</text:p>
      <text:p text:style-name="P2"><text:s text:c="14"/>M = {NY, PA, DC, MI, NJ, IL, GA, NE,</text:p>
      <text:p text:style-name="P7"><text:tab/> <text:s text:c="10"/>TX, CO, UT, WA, CA1, CA2}</text:p>
      <text:p text:style-name="P7"/>
      <text:p text:style-name="P6">NODE NJ:</text:p>
      <text:p text:style-name="P2">init: <text:s text:c="5"/>M = <text:span text:style-name="T1">{NJ}</text:span> </text:p>
      <text:p text:style-name="P2"/>
      <text:p text:style-name="P2">step 1:<text:tab/>i0 = NJ<text:tab/><text:tab/><text:tab/><text:tab/><text:tab/><text:tab/>step 2: <text:s/>i0 = NJ</text:p>
      <text:p text:style-name="P2"><text:s text:c="13"/>j0 = DC<text:tab/><text:tab/><text:tab/><text:tab/><text:tab/> <text:s text:c="12"/>j0 = PA</text:p>
      <text:p text:style-name="P2"><text:s text:c="13"/>m(DC) = 312 <text:tab/><text:tab/><text:tab/><text:tab/><text:tab/> <text:s text:c="12"/>m(PA) = 540</text:p>
      <text:p text:style-name="P2"><text:s text:c="13"/>M = {NJ, DC}<text:tab/> <text:tab/><text:tab/><text:tab/><text:tab/> <text:s text:c="12"/>M = {NJ, DC, PA} </text:p>
      <text:p text:style-name="P2"/>
      <text:p text:style-name="P2">step 3: <text:s/>i0 = NJ<text:tab/><text:tab/><text:tab/><text:tab/><text:tab/><text:tab/>step 4: <text:s/>i0 = PA</text:p>
      <text:p text:style-name="P2"><text:s text:c="13"/>j0 = MI<text:tab/><text:tab/><text:tab/><text:tab/><text:tab/><text:tab/><text:tab/>j0 = NY</text:p>
      <text:p text:style-name="P2"><text:s text:c="13"/>m(MI) = 942 <text:tab/><text:tab/><text:tab/><text:tab/><text:tab/> <text:s text:c="12"/>m(NY) = 978</text:p>
      <text:p text:style-name="P2"><text:s text:c="13"/>M = {NJ, DC, PA, MI}<text:tab/><text:tab/><text:tab/> <text:s text:c="11"/><text:tab/><text:tab/>M = {NJ, DC, PA, MI, NY}</text:p>
      <text:p text:style-name="P2"/>
      <text:p text:style-name="P2">step 5: <text:s/>i0 = PA<text:tab/><text:tab/><text:tab/><text:tab/><text:tab/><text:tab/>step 6: <text:s/>i0 = PA</text:p>
      <text:p text:style-name="P2"><text:s text:c="13"/>j0 = IL<text:tab/><text:tab/><text:tab/><text:tab/> <text:s text:c="12"/><text:tab/><text:tab/>j0 = GA</text:p>
      <text:p text:style-name="P2"><text:s text:c="13"/>m(IL) = 1386 <text:tab/><text:tab/><text:tab/><text:tab/><text:tab/> <text:s text:c="12"/>m(GA) = 1548</text:p>
      <text:p text:style-name="P2"><text:s text:c="13"/>M = {NJ, DC, PA, MI, NY, IL}<text:tab/><text:tab/><text:tab/> <text:s text:c="12"/>M = {NJ, DC, PA, MI, NY, IL, GA}</text:p>
      <text:p text:style-name="P2"/>
      <text:p text:style-name="P2"/>
      <text:p text:style-name="P2"/>
      <text:p text:style-name="P2"/>
      <text:p text:style-name="P2"><text:soft-page-break/>step 7: <text:s/>i0 = IL<text:tab/><text:tab/><text:tab/><text:tab/><text:tab/><text:tab/>step 8: <text:s/>i0 = DC</text:p>
      <text:p text:style-name="P2"><text:s text:c="13"/>j0 = NE<text:tab/><text:tab/><text:tab/><text:tab/><text:tab/><text:tab/> <text:s text:c="12"/>j0 = TX</text:p>
      <text:p text:style-name="P2"><text:s text:c="13"/>m(NE) = 2250<text:tab/> <text:tab/><text:tab/><text:tab/><text:tab/> <text:s text:c="12"/>m(TX) = 2832 </text:p>
      <text:p text:style-name="P2"><text:s text:c="13"/>M = {NJ, DC, PA, MI, NY, IL, GA, NE}<text:tab/> <text:s text:c="12"/>M = { NJ, DC, PA, MI, NY, IL, GA, NE,<text:tab/><text:tab/><text:tab/><text:tab/><text:tab/><text:tab/><text:tab/><text:tab/> <text:s text:c="8"/><text:tab/> <text:s text:c="10"/>TX}</text:p>
      <text:p text:style-name="P2"/>
      <text:p text:style-name="P2">step 9: <text:s/>i0 = NE<text:tab/><text:tab/><text:tab/><text:tab/><text:tab/><text:tab/>step 10: i0 = MI</text:p>
      <text:p text:style-name="P2"><text:s text:c="13"/>j0 = CO<text:tab/><text:tab/><text:tab/><text:tab/> <text:s text:c="11"/><text:tab/><text:tab/> j0 = UT</text:p>
      <text:p text:style-name="P2"><text:s text:c="13"/>m(CO) = 3120<text:tab/><text:tab/><text:tab/><text:tab/><text:tab/> <text:s text:c="12"/>m(UT) = 3762</text:p>
      <text:p text:style-name="P2"><text:s text:c="13"/>M = {NJ, DC, PA, MI, NY, IL, GA, NE,<text:tab/><text:tab/>M = {NJ, DC, PA, MI, NY, IL, GA, NE,</text:p>
      <text:p text:style-name="P2"><text:tab/> <text:s text:c="9"/>TX, CO}<text:tab/><text:tab/><text:tab/><text:tab/><text:tab/> <text:s text:c="9"/><text:tab/> <text:s text:c="10"/>TX, CO, UT}</text:p>
      <text:p text:style-name="P2"/>
      <text:p text:style-name="P2">step 11: i0 = IL<text:tab/><text:tab/><text:tab/><text:tab/><text:tab/><text:tab/>step 12: i0 = UT</text:p>
      <text:p text:style-name="P2"><text:s text:c="13"/>j0 = WA<text:tab/><text:tab/><text:tab/><text:tab/><text:tab/> <text:s text:c="13"/>j0 = CA1</text:p>
      <text:p text:style-name="P2"><text:s text:c="13"/>m(WA) = 4794<text:tab/><text:tab/><text:tab/><text:tab/><text:tab/> <text:s text:c="13"/>m(CA1) = 4914</text:p>
      <text:p text:style-name="P2"><text:s text:c="13"/>M = {NJ, DC, PA, MI, NY, IL, GA, NE,<text:tab/> <text:s text:c="13"/>M = {NJ, DC, PA, MI, NY, IL, GA, NE,</text:p>
      <text:p text:style-name="P2"><text:tab/> <text:s text:c="8"/>TX, CO, UT, WA} <text:s/><text:tab/><text:tab/><text:tab/><text:tab/> <text:s text:c="9"/>TX, CO, UT, WA, CA1}</text:p>
      <text:p text:style-name="P2"/>
      <text:p text:style-name="P2">step 13: i0 = TX</text:p>
      <text:p text:style-name="P2"><text:s text:c="14"/>j0 = CA2</text:p>
      <text:p text:style-name="P2"><text:s text:c="14"/>m(CA2) = 5196</text:p>
      <text:p text:style-name="P2"><text:s text:c="14"/>M = {NJ, DC, PA, MI, NY, IL, GA, NE,</text:p>
      <text:p text:style-name="P7"><text:tab/> <text:s text:c="10"/>TX, CO, UT, WA, CA1, CA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808080"/>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ltuğ Karakurt</text:p>
        <text:p text:style-name="MP1">2120276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tug Karakurt</meta:initial-creator>
    <meta:creation-date>2014-12-15T05:39:18</meta:creation-date>
    <dc:date>2014-12-16T00:19:58</dc:date>
    <dc:creator>Altug Karakurt</dc:creator>
    <meta:editing-duration>PT7H36M48S</meta:editing-duration>
    <meta:editing-cycles>66</meta:editing-cycles>
    <meta:generator>LibreOffice/3.5$Linux_X86_64 LibreOffice_project/350m1$Build-2</meta:generator>
    <meta:document-statistic meta:table-count="0" meta:image-count="0" meta:object-count="0" meta:page-count="16" meta:paragraph-count="509" meta:word-count="4385" meta:character-count="27054" meta:non-whitespace-character-count="13393"/>
  </office:meta>
</office:document-meta>
</file>